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0.5547in"/>
    </style:style>
    <style:style style:name="co3" style:family="table-column">
      <style:table-column-properties fo:break-before="auto" style:column-width="0.5453in"/>
    </style:style>
    <style:style style:name="co4" style:family="table-column">
      <style:table-column-properties fo:break-before="auto" style:column-width="5.5201in"/>
    </style:style>
    <style:style style:name="co5" style:family="table-column">
      <style:table-column-properties fo:break-before="auto" style:column-width="0.6846in"/>
    </style:style>
    <style:style style:name="co6" style:family="table-column">
      <style:table-column-properties fo:break-before="auto" style:column-width="0.889in"/>
    </style:style>
    <style:style style:name="co7" style:family="table-column">
      <style:table-column-properties fo:break-before="auto" style:column-width="0.8925in"/>
    </style:style>
    <style:style style:name="co8" style:family="table-column">
      <style:table-column-properties fo:break-before="auto" style:column-width="0.9591in"/>
    </style:style>
    <style:style style:name="co9" style:family="table-column">
      <style:table-column-properties fo:break-before="auto" style:column-width="2.1193in"/>
    </style:style>
    <style:style style:name="co10" style:family="table-column">
      <style:table-column-properties fo:break-before="auto" style:column-width="6in"/>
    </style:style>
    <style:style style:name="co11" style:family="table-column">
      <style:table-column-properties fo:break-before="auto" style:column-width="0.9in"/>
    </style:style>
    <style:style style:name="co12" style:family="table-column">
      <style:table-column-properties fo:break-before="auto" style:column-width="3.5in"/>
    </style:style>
    <style:style style:name="co13" style:family="table-column">
      <style:table-column-properties fo:break-before="auto" style:column-width="0.839in"/>
    </style:style>
    <style:style style:name="co14" style:family="table-column">
      <style:table-column-properties fo:break-before="auto" style:column-width="0.702in"/>
    </style:style>
    <style:style style:name="co15" style:family="table-column">
      <style:table-column-properties fo:break-before="auto" style:column-width="0.9382in"/>
    </style:style>
    <style:style style:name="co16" style:family="table-column">
      <style:table-column-properties fo:break-before="auto" style:column-width="2.1299in"/>
    </style:style>
    <style:style style:name="co17" style:family="table-column">
      <style:table-column-properties fo:break-before="auto" style:column-width="6.0366in"/>
    </style:style>
    <style:style style:name="co18" style:family="table-column">
      <style:table-column-properties fo:break-before="auto" style:column-width="0.9283in"/>
    </style:style>
    <style:style style:name="co19" style:family="table-column">
      <style:table-column-properties fo:break-before="auto" style:column-width="2.1398in"/>
    </style:style>
    <style:style style:name="co20" style:family="table-column">
      <style:table-column-properties fo:break-before="auto" style:column-width="0.8992in"/>
    </style:style>
    <style:style style:name="co21" style:family="table-column">
      <style:table-column-properties fo:break-before="auto" style:column-width="2.15in"/>
    </style:style>
    <style:style style:name="co22" style:family="table-column">
      <style:table-column-properties fo:break-before="auto" style:column-width="2.3819in"/>
    </style:style>
    <style:style style:name="co23" style:family="table-column">
      <style:table-column-properties fo:break-before="auto" style:column-width="0.3028in"/>
    </style:style>
    <style:style style:name="co24" style:family="table-column">
      <style:table-column-properties fo:break-before="auto" style:column-width="0.3835in"/>
    </style:style>
    <style:style style:name="co25" style:family="table-column">
      <style:table-column-properties fo:break-before="auto" style:column-width="0.6in"/>
    </style:style>
    <style:style style:name="co26" style:family="table-column">
      <style:table-column-properties fo:break-before="auto" style:column-width="0.2827in"/>
    </style:style>
    <style:style style:name="co27" style:family="table-column">
      <style:table-column-properties fo:break-before="auto" style:column-width="0.252in"/>
    </style:style>
    <style:style style:name="co28" style:family="table-column">
      <style:table-column-properties fo:break-before="auto" style:column-width="1.3827in"/>
    </style:style>
    <style:style style:name="ro1" style:family="table-row">
      <style:table-row-properties style:row-height="0.1953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453in" fo:break-before="auto" style:use-optimal-row-height="true"/>
    </style:style>
    <style:style style:name="ro9" style:family="table-row">
      <style:table-row-properties style:row-height="0.5063in" fo:break-before="auto" style:use-optimal-row-height="true"/>
    </style:style>
    <style:style style:name="ro10" style:family="table-row">
      <style:table-row-properties style:row-height="0.9902in" fo:break-before="auto" style:use-optimal-row-height="true"/>
    </style:style>
    <style:style style:name="ro11" style:family="table-row">
      <style:table-row-properties style:row-height="1.1516in" fo:break-before="auto" style:use-optimal-row-height="true"/>
    </style:style>
    <style:style style:name="ro12" style:family="table-row">
      <style:table-row-properties style:row-height="0.8291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1898in" fo:break-before="auto" style:use-optimal-row-height="true"/>
    </style:style>
    <style:style style:name="ro15" style:family="table-row">
      <style:table-row-properties style:row-height="0.7665in" fo:break-before="auto" style:use-optimal-row-height="true"/>
    </style:style>
    <style:style style:name="ro16" style:family="table-row">
      <style:table-row-properties style:row-height="1.6992in" fo:break-before="auto" style:use-optimal-row-height="true"/>
    </style:style>
    <style:style style:name="ro17" style:family="table-row">
      <style:table-row-properties style:row-height="1.1398in" fo:break-before="auto" style:use-optimal-row-height="true"/>
    </style:style>
    <style:style style:name="ro18" style:family="table-row">
      <style:table-row-properties style:row-height="0.2783in" fo:break-before="auto" style:use-optimal-row-height="true"/>
    </style:style>
    <style:style style:name="ro19" style:family="table-row">
      <style:table-row-properties style:row-height="0.4118in"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4"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30"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33"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35"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39"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008in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52" style:family="table-cell" style:parent-style-name="Default">
      <style:table-cell-properties fo:background-color="#ffffff" fo:border="0.0008in solid #000000"/>
    </style:style>
    <style:style style:name="ce5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57"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80"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5"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none"/>
      <style:text-properties fo:font-size="10pt" style:font-size-asian="10pt" style:font-size-complex="10pt"/>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0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5"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6"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122"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123"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1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border="none"/>
      <style:text-properties style:use-window-font-color="true" fo:font-size="10pt" style:font-size-asian="10pt" style:font-size-complex="10pt"/>
    </style:style>
    <style:style style:name="ce135"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fo:border="0.0008in solid #000000"/>
      <style:text-properties fo:font-size="10pt" style:font-size-asian="10pt" style:font-size-complex="10pt"/>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2" style:family="table-cell" style:parent-style-name="bgGREY">
      <style:table-cell-properties fo:background-color="transparent" fo:wrap-option="wrap"/>
    </style:style>
    <style:style style:name="ce14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53"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155"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69"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8"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1"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4"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9"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2"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4"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18"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table:number-columns-spanned="6" table:number-rows-spanned="1">
            <text:p>SUBMISSION DATA</text:p>
          </table:table-cell>
          <table:covered-table-cell table:number-columns-repeated="5" table:style-name="ce17"/>
          <table:table-cell table:style-name="ce46" office:value-type="string">
            <text:p>WAIVERS</text:p>
          </table:table-cell>
          <table:table-cell table:number-columns-repeated="1016"/>
        </table:table-row>
        <table:table-row table:style-name="ro1">
          <table:table-cell table:style-name="ce2" office:value-type="string">
            <text:p>Student Name</text:p>
          </table:table-cell>
          <table:table-cell table:style-name="ce18" office:value-type="string" table:number-columns-spanned="5" table:number-rows-spanned="1">
            <text:p>&lt;enter your name here&gt;</text:p>
          </table:table-cell>
          <table:covered-table-cell table:number-columns-repeated="4" table:style-name="ce2"/>
          <table:table-cell table:style-name="ce47"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text:p>Game Name</text:p>
          </table:table-cell>
          <table:table-cell table:style-name="ce18" office:value-type="string" table:number-columns-spanned="5" table:number-rows-spanned="1">
            <text:p>&lt;enter your game name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Class/Section</text:p>
          </table:table-cell>
          <table:table-cell table:style-name="ce18" office:value-type="string" table:number-columns-spanned="5" table:number-rows-spanned="1">
            <text:p>&lt;enter your class and section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Semester/Year</text:p>
          </table:table-cell>
          <table:table-cell table:style-name="ce18" office:value-type="string" table:number-columns-spanned="5" table:number-rows-spanned="1">
            <text:p>&lt;enter the current semester and year&gt;</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text:p>Optimal Game Controls</text:p>
          </table:table-cell>
          <table:table-cell table:style-name="ce20" table:content-validation-name="val1" table:number-columns-spanned="5" table:number-rows-spanned="1"/>
          <table:covered-table-cell table:number-columns-repeated="4" table:style-name="ce2"/>
          <table:table-cell table:style-name="ce50" office:value-type="string">
            <text:p>The game will be graded with the controls you list here.</text:p>
          </table:table-cell>
          <table:table-cell table:number-columns-repeated="1016"/>
        </table:table-row>
        <table:table-row table:style-name="ro1">
          <table:table-cell table:style-name="ce2" office:value-type="string">
            <text:p>Optimal Number of Players</text:p>
          </table:table-cell>
          <table:table-cell table:style-name="ce20" table:content-validation-name="val2" table:number-columns-spanned="5" table:number-rows-spanned="1"/>
          <table:covered-table-cell table:number-columns-repeated="4" table:style-name="ce2"/>
          <table:table-cell table:style-name="ce50" office:value-type="string">
            <text:p>The game will be graded with the number of players you list here.</text:p>
          </table:table-cell>
          <table:table-cell table:number-columns-repeated="1016"/>
        </table:table-row>
        <table:table-row table:style-name="ro1">
          <table:table-cell table:style-name="ce4" office:value-type="string" table:number-columns-spanned="1" table:number-rows-spanned="3">
            <text:p>Core Types of Engagement</text:p>
            <text:p><text:span text:style-name="T1">(in order of importance)</text:span></text:p>
          </table:table-cell>
          <table:table-cell table:style-name="ce20" table:content-validation-name="val3" office:value-type="string" table:number-columns-spanned="5" table:number-rows-spanned="1">
            <text:p>Challenge -- Mental</text:p>
          </table:table-cell>
          <table:covered-table-cell table:number-columns-repeated="4" table:style-name="ce4"/>
          <table:table-cell table:style-name="ce51"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2">
          <table:table-cell table:style-name="ce2" office:value-type="string">
            <text:p>Notes</text:p>
            <text:p><text:span text:style-name="T1">(about controls, bugs, tips, etc.)</text:span></text:p>
            <text:p/>
          </table:table-cell>
          <table:table-cell table:style-name="ce21" office:value-type="string" table:number-columns-spanned="6" table:number-rows-spanned="1">
            <text:p>&lt;add notes here, if needed&gt;</text:p>
          </table:table-cell>
          <table:covered-table-cell table:number-columns-repeated="4" table:style-name="ce2"/>
          <table:covered-table-cell table:style-name="ce53" office:value-type="string">
            <text:p>&lt;add any notes here&gt;</text:p>
          </table:covered-table-cell>
          <table:table-cell table:number-columns-repeated="1016"/>
        </table:table-row>
        <table:table-row table:style-name="ro3">
          <table:table-cell table:style-name="ce5" office: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3">
          <table:table-cell table:style-name="ce6" office: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2">
          <table:table-cell table:style-name="ce7"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text:span><text:span text:style-name="T3">substitute your actual game name (or </text:span><text:span text:style-name="T3">a shortened version of it that works </text:span><text:span text:style-name="T3">better for a filename) with any </text:span><text:span text:style-name="T3">spaces in the name removed. </text:span><text:span text:style-name="T3">Replace </text:span><text:span text:style-name="T2">lastname</text:span><text:span text:style-name="T3"> with your last </text:span><text:span text:style-name="T3">name.</text:span></text:p>
          </table:table-cell>
          <table:covered-table-cell table:number-columns-repeated="6" table:style-name="ce7"/>
          <table:table-cell table:number-columns-repeated="1016"/>
        </table:table-row>
        <table:table-row table:style-name="ro3">
          <table:table-cell table:style-name="ce8" office:value-type="string" table:number-columns-spanned="7" table:number-rows-spanned="1">
            <text:p><text:span text:style-name="T2">Submit to Moodle Section:</text:span><text:span text:style-name="T3"> Upload </text:span><text:span text:style-name="T3">all three files to your course section’s </text:span><text:span text:style-name="T3">Moodle Project submissions link, </text:span><text:span text:style-name="T3">using the naming conventions and </text:span><text:span text:style-name="T3">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3">
          <table:table-cell table:style-name="ce6" office: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3">
          <table:table-cell table:style-name="ce7" office:value-type="string">
            <text:p><text:span text:style-name="T2">lastname</text:span><text:span text:style-name="T3">_project2_</text:span><text:span text:style-name="T2">gamename</text:span><text:span text:style-name="T3">.exe</text:span></text:p>
          </table:table-cell>
          <table:table-cell table:style-name="ce23" office: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4">
          <table:table-cell table:style-name="ce7" office:value-type="string">
            <text:p><text:span text:style-name="T2">lastname</text:span><text:span text:style-name="T3">_project2_</text:span><text:span text:style-name="T2">gamename</text:span><text:span text:style-name="T3">.zip</text:span></text:p>
          </table:table-cell>
          <table:table-cell table:style-name="ce23"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4">
          <table:table-cell table:style-name="ce7" office:value-type="string">
            <text:p><text:span text:style-name="T2">lastname</text:span><text:span text:style-name="T3">_project2_</text:span><text:span text:style-name="T2">gamename</text:span><text:span text:style-name="T3">.ods</text:span></text:p>
          </table:table-cell>
          <table:table-cell table:style-name="ce23" office:value-type="string" table:number-columns-spanned="6" table:number-rows-spanned="1">
            <text:p>This file must have the data for your game filled in (and must be self-graded).</text:p>
            <text:p><text:span text:style-name="T4">Do not convert this file into an Excel </text:span><text:span text:style-name="T4">spreadsheet and do not change it in </text:span><text:span text:style-name="T4">any way (except to fill in the data </text:span><text:span text:style-name="T4">for your 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1">
          <table:table-cell table:style-name="ce11" office:value-type="string" table:number-columns-spanned="2" table:number-rows-spanned="1">
            <text:p>SUBMISSION PENALTIES</text:p>
          </table:table-cell>
          <table:covered-table-cell table:style-name="ce24"/>
          <table:table-cell table:style-name="ce30" office:value-type="string">
            <text:p>#</text:p>
          </table:table-cell>
          <table:table-cell table:style-name="ce30" office:value-type="string">
            <text:p>Penalty</text:p>
          </table:table-cell>
          <table:table-cell table:style-name="ce37" office:value-type="string">
            <text:p>Total</text:p>
          </table:table-cell>
          <table:table-cell table:style-name="ce41" office: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table:number-columns-spanned="2" table:number-rows-spanned="1">
            <text:p>Minor Correctable Submission Mistakes</text:p>
          </table:table-cell>
          <table:covered-table-cell table:style-name="ce25"/>
          <table:table-cell table:style-name="ce31" office:value-type="float" office:value="0">
            <text:p>0</text:p>
          </table:table-cell>
          <table:table-cell table:style-name="ce34" office:value-type="percentage" office:value="-0.01">
            <text:p>-1%</text:p>
          </table:table-cell>
          <table:table-cell table:style-name="ce38" table:formula="of:=[.C25]*[.D25]" office:value-type="percentage" office:value="-0">
            <text:p>0%</text:p>
          </table:table-cell>
          <table:table-cell table:style-name="ce42" office: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table:number-columns-spanned="2" table:number-rows-spanned="1">
            <text:p>Major Correctable Submission Mistakes</text:p>
          </table:table-cell>
          <table:covered-table-cell table:style-name="ce26"/>
          <table:table-cell table:style-name="ce32" office:value-type="float" office:value="0">
            <text:p>0</text:p>
          </table:table-cell>
          <table:table-cell table:style-name="ce34" office:value-type="percentage" office:value="-0.02">
            <text:p>-2%</text:p>
          </table:table-cell>
          <table:table-cell table:style-name="ce38" table:formula="of:=[.C26]*[.D26]" office:value-type="percentage" office:value="-0">
            <text:p>0%</text:p>
          </table:table-cell>
          <table:table-cell table:style-name="ce43" office: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table:number-columns-spanned="2" table:number-rows-spanned="1">
            <text:p>Number of Tabs w/o Student Grade Fields Set</text:p>
          </table:table-cell>
          <table:covered-table-cell table:style-name="ce27"/>
          <table:table-cell table:style-name="ce32" office:value-type="float" office:value="0">
            <text:p>0</text:p>
          </table:table-cell>
          <table:table-cell table:style-name="ce34" office:value-type="percentage" office:value="-0.01">
            <text:p>-1%</text:p>
          </table:table-cell>
          <table:table-cell table:style-name="ce38" table:formula="of:=[.C27]*[.D27]" office:value-type="percentage" office:value="-0">
            <text:p>0%</text:p>
          </table:table-cell>
          <table:table-cell table:style-name="ce44" office: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table:number-columns-spanned="2" table:number-rows-spanned="1">
            <text:p>Number of Fields Missing on the Submission Tab</text:p>
          </table:table-cell>
          <table:covered-table-cell table:style-name="ce27"/>
          <table:table-cell table:style-name="ce32" office:value-type="float" office:value="0">
            <text:p>0</text:p>
          </table:table-cell>
          <table:table-cell table:style-name="ce34" office:value-type="percentage" office:value="-0.02">
            <text:p>-2%</text:p>
          </table:table-cell>
          <table:table-cell table:style-name="ce38" table:formula="of:=[.C28]*[.D28]" office:value-type="percentage" office:value="-0">
            <text:p>0%</text:p>
          </table:table-cell>
          <table:table-cell table:style-name="ce44" office: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table:number-columns-spanned="2" table:number-rows-spanned="1">
            <text:p>Number of Required Submission Files Missing</text:p>
          </table:table-cell>
          <table:covered-table-cell table:style-name="ce27"/>
          <table:table-cell table:style-name="ce32" office:value-type="float" office:value="0">
            <text:p>0</text:p>
          </table:table-cell>
          <table:table-cell table:style-name="ce34" office:value-type="percentage" office:value="-0.05">
            <text:p>-5%</text:p>
          </table:table-cell>
          <table:table-cell table:style-name="ce38" table:formula="of:=[.C29]*[.D29]" office:value-type="percentage" office:value="-0">
            <text:p>0%</text:p>
          </table:table-cell>
          <table:table-cell table:style-name="ce43" office: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table:number-columns-spanned="2" table:number-rows-spanned="1">
            <text:p>Number of Days Late</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0]*[.D30]" office:value-type="percentage" office:value="-0">
            <text:p>0%</text:p>
          </table:table-cell>
          <table:table-cell table:style-name="ce43" office: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table:number-columns-spanned="2" table:number-rows-spanned="1">
            <text:p>Number of Resubmissions Required</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1]*[.D31]" office:value-type="percentage" office:value="-0">
            <text:p>0%</text:p>
          </table:table-cell>
          <table:table-cell table:style-name="ce43" office: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table:number-columns-spanned="2" table:number-rows-spanned="1">
            <text:p>Number of Copyright/Ratings Violations</text:p>
          </table:table-cell>
          <table:covered-table-cell table:style-name="ce28"/>
          <table:table-cell table:style-name="ce33" office:value-type="float" office:value="0">
            <text:p>0</text:p>
          </table:table-cell>
          <table:table-cell table:style-name="ce35" office:value-type="percentage" office:value="-0.3">
            <text:p>-30%</text:p>
          </table:table-cell>
          <table:table-cell table:style-name="ce39" table:formula="of:=[.C32]*[.D32]" office:value-type="percentage" office:value="-0">
            <text:p>0%</text:p>
          </table:table-cell>
          <table:table-cell table:style-name="ce45" office: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1">
          <table:table-cell table:style-name="ce16" table:number-columns-repeated="3"/>
          <table:table-cell table:style-name="ce36" office:value-type="string">
            <text:p>Total Submission Penalties:</text:p>
          </table:table-cell>
          <table:table-cell table:style-name="ce40" table:formula="of:=SUM([.E25:.E32])" office:value-type="percentage" office:value="0">
            <text:p>0%</text:p>
          </table:table-cell>
          <table:table-cell table:style-name="ce40"/>
          <table:table-cell table:style-name="ce36"/>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office:forms form:automatic-focus="false" form:apply-design-mode="false"/>
        <table:table-column table:style-name="co8" table:default-cell-style-name="ce73"/>
        <table:table-column table:style-name="co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3" table:number-columns-repeated="4" table:default-cell-style-name="ce73"/>
        <table:table-column table:style-name="co14" table:number-columns-repeated="240" table:default-cell-style-name="ce73"/>
        <table:table-column table:style-name="co7" table:number-columns-repeated="774"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DESIGN REQUIREMENTS</text:p>
          </table:table-cell>
          <table:table-cell table:style-name="ce88" table:formula="of:=&quot;&quot;&amp;COUNTIF([.D$10:.D$255];[.$A$2])&amp;&quot; &quot;&amp;[.$A$2]" office:value-type="string" office:string-value="91 Untested">
            <text:p>91 Untested</text:p>
          </table:table-cell>
          <table:table-cell table:style-name="ce88" table:formula="of:=&quot;&quot;&amp;COUNTIF([.E$10:.E$255];[.$A$2])&amp;&quot; &quot;&amp;[.$A$2]" office:value-type="string" office:string-value="91 Untested">
            <text:p>91 Untested</text:p>
          </table:table-cell>
          <table:table-cell table:style-name="ce63" office:value-type="string">
            <text:p>DCR</text:p>
          </table:table-cell>
          <table:table-cell table:style-name="ce95" table:number-columns-repeated="4"/>
          <table:table-cell table:number-columns-repeated="1014"/>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0">
            <text:p>0</text:p>
          </table:table-cell>
          <table:table-cell table:style-name="ce89" table:formula="of:=SUMPRODUCT(([.$A$10:.$A$255]=&quot;Required&quot;)*([.E$10:.E$255]=&quot;Missing&quot;))+0.5*SUMPRODUCT(([.$A$10:.$A$255]=&quot;Required&quot;)*([.E$10:.E$255]=&quot;Partial&quot;))" office:value-type="float" office:value="0">
            <text:p>0</text:p>
          </table:table-cell>
          <table:table-cell table:style-name="ce75" table:formula="of:=&quot;Required &quot;&amp;[.$F$1]&amp;&quot;s &quot;&amp;[.A3]" office:value-type="string" office:string-value="Required DCRs Missing">
            <text:p>Required DCRs Missing</text:p>
          </table:table-cell>
          <table:table-cell table:style-name="ce95" table:number-columns-repeated="4"/>
          <table:table-cell table:number-columns-repeated="1014"/>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0">
            <text:p>0</text:p>
          </table:table-cell>
          <table:table-cell table:style-name="ce89" table:formula="of:=SUMPRODUCT(([.$A$10:.$A$255]=&quot;Basic&quot;)*([.E$10:.E$255]=&quot;Missing&quot;))+0.5*SUMPRODUCT(([.$A$10:.$A$255]=&quot;Basic&quot;)*([.E$10:.E$255]=&quot;Partial&quot;))" office:value-type="float" office:value="0">
            <text:p>0</text:p>
          </table:table-cell>
          <table:table-cell table:style-name="ce75" table:formula="of:=&quot;Basic &quot;&amp;[.$F$1]&amp;&quot;s &quot;&amp;[.A3]" office:value-type="string" office:string-value="Basic DCRs Missing">
            <text:p>Basic DCRs Missing</text:p>
          </table:table-cell>
          <table:table-cell table:style-name="ce95" table:number-columns-repeated="4"/>
          <table:table-cell table:number-columns-repeated="1014"/>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text:p>0</text:p>
          </table:table-cell>
          <table:table-cell table:style-name="ce89" table:formula="of:=SUMPRODUCT(([.$A$10:.$A$255]=&quot;Intermediate&quot;)*([.E$10:.E$255]=&quot;Missing&quot;))+0.5*SUMPRODUCT(([.$A$10:.$A$255]=&quot;Intermediate&quot;)*([.E$10:.E$255]=&quot;Partial&quot;))" office:value-type="float" office:value="0">
            <text:p>0</text:p>
          </table:table-cell>
          <table:table-cell table:style-name="ce75" table:formula="of:=&quot;Intermediate &quot;&amp;[.$F$1]&amp;&quot;s &quot;&amp;[.A3]" office:value-type="string" office:string-value="Intermediate DCRs Missing">
            <text:p>Intermediate DCRs Missing</text:p>
          </table:table-cell>
          <table:table-cell table:style-name="ce95" table:number-columns-repeated="4"/>
          <table:table-cell table:number-columns-repeated="1014"/>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75" table:formula="of:=&quot;Intermediate &quot;&amp;[.$F$1]&amp;&quot;s &quot;&amp;[.A5]" office:value-type="string" office:string-value="Intermediate DCRs Completed">
            <text:p>Intermediate DCRs Completed</text:p>
          </table:table-cell>
          <table:table-cell table:style-name="ce95" table:number-columns-repeated="4"/>
          <table:table-cell table:number-columns-repeated="1014"/>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0">
            <text:p>0</text:p>
          </table:table-cell>
          <table:table-cell table:style-name="ce89" table:formula="of:=SUMPRODUCT(([.$A$10:.$A$255]=&quot;Advanced&quot;)*([.E$10:.E$255]=&quot;Missing&quot;))+0.5*SUMPRODUCT(([.$A$10:.$A$255]=&quot;Advanced&quot;)*([.E$10:.E$255]=&quot;Partial&quot;))" office:value-type="float" office:value="0">
            <text:p>0</text:p>
          </table:table-cell>
          <table:table-cell table:style-name="ce75" table:formula="of:=&quot;Advanced &quot;&amp;[.$F$1]&amp;&quot;s &quot;&amp;[.A3]" office:value-type="string" office:string-value="Advanced DCRs Missing">
            <text:p>Advanced DCRs Missing</text:p>
          </table:table-cell>
          <table:table-cell table:style-name="ce95" table:number-columns-repeated="4"/>
          <table:table-cell table:number-columns-repeated="1014"/>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0">
            <text:p>0</text:p>
          </table:table-cell>
          <table:table-cell table:style-name="ce89" table:formula="of:=SUMPRODUCT(([.$A$10:.$A$255]=&quot;Advanced&quot;)*([.E$10:.E$255]=&quot;Completed&quot;))+SUMPRODUCT(([.$A$10:.$A$255]=&quot;Advanced&quot;)*([.E$10:.E$255]=&quot;Pre-Passed&quot;))+0.5*SUMPRODUCT(([.$A$10:.$A$255]=&quot;Advanced&quot;)*([.E$10:.E$255]=&quot;Partial&quot;))" office:value-type="float" office:value="0">
            <text:p>0</text:p>
          </table:table-cell>
          <table:table-cell table:style-name="ce75" table:formula="of:=&quot;Advanced &quot;&amp;[.$F$1]&amp;&quot;s &quot;&amp;[.A5]" office:value-type="string" office:string-value="Advanced DCRs Completed">
            <text:p>Advanced DCRs Completed</text:p>
          </table:table-cell>
          <table:table-cell table:style-name="ce96" table:number-columns-repeated="1012"/>
          <table:table-cell table:number-columns-repeated="6"/>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0">
            <text:p>0</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75" table:formula="of:=&quot;Professional &quot;&amp;[.$F$1]&amp;&quot;s &quot;&amp;[.A5]" office:value-type="string" office:string-value="Professional DCRs Completed">
            <text:p>Professional DCRs Completed</text:p>
          </table:table-cell>
          <table:table-cell table:style-name="ce96" table:number-columns-repeated="1012"/>
          <table:table-cell table:number-columns-repeated="6"/>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75" table:formula="of:=&quot;Innovative &quot;&amp;[.$F$1]&amp;&quot;s &quot;&amp;[.A5]" office:value-type="string" office:string-value="Innovative DCRs Completed">
            <text:p>Innovative DCRs Completed</text:p>
          </table:table-cell>
          <table:table-cell table:style-name="ce96" table:number-columns-repeated="1012"/>
          <table:table-cell table:number-columns-repeated="6"/>
        </table:table-row>
        <table:table-row table:style-name="ro5">
          <table:table-cell table:style-name="ce67" office:value-type="string" table:number-columns-spanned="2" table:number-rows-spanned="1">
            <text:p><text:s/>CONTROLS</text:p>
          </table:table-cell>
          <table:covered-table-cell table:style-name="ce77"/>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style-name="ce97" table:number-columns-repeated="4"/>
          <table:table-cell table:style-name="ce98" table:number-columns-repeated="1008"/>
          <table:table-cell table:number-columns-repeated="6"/>
        </table:table-row>
        <table:table-row table:style-name="ro5">
          <table:table-cell table:style-name="ce68" office:value-type="string">
            <text:p>Required</text:p>
          </table:table-cell>
          <table:table-cell table:style-name="ce75" office:value-type="string">
            <text:p>How To Play</text:p>
          </table:table-cell>
          <table:table-cell table:style-name="ce83" office:value-type="string">
            <text:p>Controls (or interactive HUD)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Working Controls</text:p>
          </table:table-cell>
          <table:table-cell table:style-name="ce83" office:value-type="string">
            <text:p>Controls (or interactive HUD) at least work to some degree and are not fundamentally broken or incomprehensi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Basic Controls</text:p>
          </table:table-cell>
          <table:table-cell table:style-name="ce83" office:value-type="string">
            <text:p>There is at least one segment that teaches the basic actions and controls (or interactive HU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table Controls</text:p>
          </table:table-cell>
          <table:table-cell table:style-name="ce84" office:value-type="string">
            <text:p>Controls (or interactive HUD) are responsive and do not behave strange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imple Controls</text:p>
          </table:table-cell>
          <table:table-cell table:style-name="ce83" office:value-type="string">
            <text:p>Controls (or interactive HUD) are not overly difficult or complicated for a normal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Primary Teaching</text:p>
          </table:table-cell>
          <table:table-cell table:style-name="ce83" office:value-type="string">
            <text:p>The prim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econdary Teaching</text:p>
          </table:table-cell>
          <table:table-cell table:style-name="ce83" office:value-type="string">
            <text:p>The second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5" office:value-type="string">
            <text:p>Tertiary Teaching</text:p>
          </table:table-cell>
          <table:table-cell table:style-name="ce83" office:value-type="string">
            <text:p>The terti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Advanced</text:p>
          </table:table-cell>
          <table:table-cell table:style-name="ce75" office:value-type="string">
            <text:p>Tuned Controls</text:p>
          </table:table-cell>
          <table:table-cell table:style-name="ce83" office:value-type="string">
            <text:p>Controls (or interactive HUD) are well-tuned and always respond perfectl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Integrated Teaching</text:p>
          </table:table-cell>
          <table:table-cell table:style-name="ce84"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Reactive Teaching</text:p>
          </table:table-cell>
          <table:table-cell table:style-name="ce84"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Professional</text:p>
          </table:table-cell>
          <table:table-cell table:style-name="ce75" office:value-type="string">
            <text:p>Clever Controls</text:p>
          </table:table-cell>
          <table:table-cell table:style-name="ce83" office:value-type="string">
            <text:p>Controls (or interactive HUD) are particularly clever or cool, including just being simple in a clever way (a one-button game, for exampl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Novel Controls</text:p>
          </table:table-cell>
          <table:table-cell table:style-name="ce83" office:value-type="string">
            <text:p>Controls are non-standard or innovative, such as a Kinect, a touch interface, etc.</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GOAL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68" office:value-type="string">
            <text:p>Required</text:p>
          </table:table-cell>
          <table:table-cell table:style-name="ce75" office:value-type="string">
            <text:p>How To Play</text:p>
          </table:table-cell>
          <table:table-cell table:style-name="ce83" office:value-type="string">
            <text:p>Explicit goals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Decipherable Goals</text:p>
          </table:table-cell>
          <table:table-cell table:style-name="ce83" office:value-type="string">
            <text:p>Implicit goals are at least possible to figure out eventual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Primary Goals</text:p>
          </table:table-cell>
          <table:table-cell table:style-name="ce83" office:value-type="string">
            <text:p>Prim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Secondary Goals</text:p>
          </table:table-cell>
          <table:table-cell table:style-name="ce83" office:value-type="string">
            <text:p>Second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Basic</text:p>
          </table:table-cell>
          <table:table-cell table:style-name="ce75" office:value-type="string">
            <text:p>Tertiary Goals</text:p>
          </table:table-cell>
          <table:table-cell table:style-name="ce83" office:value-type="string">
            <text:p>Terti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Advanced</text:p>
          </table:table-cell>
          <table:table-cell table:style-name="ce75" office:value-type="string">
            <text:p>Integrated Goals</text:p>
          </table:table-cell>
          <table:table-cell table:style-name="ce84" office:value-type="string">
            <text:p>Goals are taught well in the game itself, and the teaching is integrated into the regular episodes in an elegant way. Also counts if the goal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9">
          <table:table-cell table:style-name="ce68" office:value-type="string">
            <text:p>Advanced</text:p>
          </table:table-cell>
          <table:table-cell table:style-name="ce75" office:value-type="string">
            <text:p>Reactive Goals</text:p>
          </table:table-cell>
          <table:table-cell table:style-name="ce84" office:value-type="string">
            <text:p>Goal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Professional</text:p>
          </table:table-cell>
          <table:table-cell table:style-name="ce75" office:value-type="string">
            <text:p>Clever Goals</text:p>
          </table:table-cell>
          <table:table-cell table:style-name="ce85" office:value-type="string">
            <text:p>Goals are conveyed or taught in a particularly clever or interest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Novel Goals</text:p>
          </table:table-cell>
          <table:table-cell table:style-name="ce85" office:value-type="string">
            <text:p>Goals are of a nature not usually seen at DigiPe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PROGRES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Limited Progress</text:p>
          </table:table-cell>
          <table:table-cell table:style-name="ce83" office:value-type="string">
            <text:p>The player's progress is shown in a limited way, but is either not very clear or is not present at important moments in the game (such as when fighting a bos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0">
          <table:table-cell table:style-name="ce68" office:value-type="string">
            <text:p>Basic</text:p>
          </table:table-cell>
          <table:table-cell table:style-name="ce75" office:value-type="string">
            <text:p>Segment Progress</text:p>
          </table:table-cell>
          <table:table-cell table:style-name="ce8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0">
          <table:table-cell table:style-name="ce68" office:value-type="string">
            <text:p>Basic</text:p>
          </table:table-cell>
          <table:table-cell table:style-name="ce75" office:value-type="string">
            <text:p>Episode Progress</text:p>
          </table:table-cell>
          <table:table-cell table:style-name="ce8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1">
          <table:table-cell table:style-name="ce68" office:value-type="string">
            <text:p>Basic</text:p>
          </table:table-cell>
          <table:table-cell table:style-name="ce75" office:value-type="string">
            <text:p>Overall Progress</text:p>
          </table:table-cell>
          <table:table-cell table:style-name="ce8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Advanced</text:p>
          </table:table-cell>
          <table:table-cell table:style-name="ce75" office:value-type="string">
            <text:p>Comprehensive Progress</text:p>
          </table:table-cell>
          <table:table-cell table:style-name="ce83" office:value-type="string">
            <text:p>The player's progress is elegantly and clearly shown in all appropriate areas of the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Professional</text:p>
          </table:table-cell>
          <table:table-cell table:style-name="ce75" office:value-type="string">
            <text:p>Clever Progress</text:p>
          </table:table-cell>
          <table:table-cell table:style-name="ce83" office:value-type="string">
            <text:p>The player's progress is shown in particularly clever way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Engaging Progress</text:p>
          </table:table-cell>
          <table:table-cell table:style-name="ce83" office:value-type="string">
            <text:p>The player's progress is shown in an extremely cool or engag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0" office:value-type="string" table:number-columns-spanned="2" table:number-rows-spanned="1">
            <text:p><text:s/>MICRO DYNAMIC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Copied Gameplay</text:p>
          </table:table-cell>
          <table:table-cell table:style-name="ce83" office:value-type="string">
            <text:p>The gameplay dynamics are copied from another game, but the content/theme/etc. are different enough not to violate any copyright law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Prototyped Gameplay</text:p>
          </table:table-cell>
          <table:table-cell table:style-name="ce83" office:value-type="string">
            <text:p>Game has at least a real prototype of core gameplay and is not just a tech dem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Technically Playable</text:p>
          </table:table-cell>
          <table:table-cell table:style-name="ce83" office:value-type="string">
            <text:p>Overall, the intensity of the gameplay is too high, making the game too difficult (in easy mode), but can still be played by a skilled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Simple Variations</text:p>
          </table:table-cell>
          <table:table-cell table:style-name="ce83" office:value-type="string">
            <text:p>The gameplay dynamics are simple variations on known games, but at least are not completely un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Basic</text:p>
          </table:table-cell>
          <table:table-cell table:style-name="ce78" office:value-type="string">
            <text:p>Appropriate Intensity</text:p>
          </table:table-cell>
          <table:table-cell table:style-name="ce83" office:value-type="string">
            <text:p>Overall, the intensity of gameplay is not too high or too low for the style of game being made, so that the difficulty (in easy mode) hurts the experience of the averag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Tempo</text:p>
          </table:table-cell>
          <table:table-cell table:style-name="ce83" office:value-type="string">
            <text:p>Overall, the tempo of gameplay is not way too fast or way too slow.</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Rhythm</text:p>
          </table:table-cell>
          <table:table-cell table:style-name="ce83" office:value-type="string">
            <text:p>Overall, the rhythm of gameplay is not jarring or random.</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8" office:value-type="string">
            <text:p>No Dissonance</text:p>
          </table:table-cell>
          <table:table-cell table:style-name="ce83" office:value-type="string">
            <text:p>Overall, gameplay elements work in harmony and do not cause “dissona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68" office:value-type="string">
            <text:p>Basic</text:p>
          </table:table-cell>
          <table:table-cell table:style-name="ce78" office:value-type="string">
            <text:p>Some Anticipation</text:p>
          </table:table-cell>
          <table:table-cell table:style-name="ce83" office:value-type="string">
            <text:p>There are at least a few moments (minimum of three) where the principal of anticipation is used to decent effect in the gameplay. If they are not obvious, point them out in the notes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Interesting Variations</text:p>
          </table:table-cell>
          <table:table-cell table:style-name="ce83" office:value-type="string">
            <text:p>The gameplay dynamics are interesting variations on known games, even if they are not 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Varied Intensity</text:p>
          </table:table-cell>
          <table:table-cell table:style-name="ce83" office:value-type="string">
            <text:p>Overall, intensity of gameplay is varied in an interesting way, with multiple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Advanced</text:p>
          </table:table-cell>
          <table:table-cell table:style-name="ce78" office:value-type="string">
            <text:p>Decent Melody</text:p>
          </table:table-cell>
          <table:table-cell table:style-name="ce83" office:value-type="string">
            <text:p>Overall, gameplay has an interesting variety of actions that often result in a decent “melody”, making it interesting to play more than o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Strong Harmonies</text:p>
          </table:table-cell>
          <table:table-cell table:style-name="ce83" office:value-type="string">
            <text:p>Overall, gameplay elements work so well in harmony with each other that they significantly enhance the experience of the gam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Good Anticipation</text:p>
          </table:table-cell>
          <table:table-cell table:style-name="ce83" office:value-type="string">
            <text:p>There are lots of moments (at least a dozen) where the principal of anticipation is used to good effect in the gameplay. These moments should be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Professional</text:p>
          </table:table-cell>
          <table:table-cell table:style-name="ce75" office:value-type="string">
            <text:p>Failed Attempted Innovation</text:p>
          </table:table-cell>
          <table:table-cell table:style-name="ce83" office:value-type="string">
            <text:p>Style of gameplay is an attempt to be innovative, even if the attempt does not succeed at a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Intensity Curve</text:p>
          </table:table-cell>
          <table:table-cell table:style-name="ce83" office:value-type="string">
            <text:p>Overall, intensity of gameplay is consistently varied in an interesting way, with multiple perfectly-timed, rising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Professional</text:p>
          </table:table-cell>
          <table:table-cell table:style-name="ce78" office:value-type="string">
            <text:p>Good Melody</text:p>
          </table:table-cell>
          <table:table-cell table:style-name="ce83" office:value-type="string">
            <text:p>Overall, gameplay almost always results in a good “melody”, making it interesting to play multiple tim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Elegant Harmonies</text:p>
          </table:table-cell>
          <table:table-cell table:style-name="ce83" office:value-type="string">
            <text:p>Overall, gameplay elements work together elegantly and seamlessly, creating an experience that is much great than the sum of their par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Anticipation</text:p>
          </table:table-cell>
          <table:table-cell table:style-name="ce83" office:value-type="string">
            <text:p>There are lots of moments (at least a dozen) where the principal of anticipation is used to great effect in the gameplay. These moments should be very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Innovative</text:p>
          </table:table-cell>
          <table:table-cell table:style-name="ce78" office:value-type="string">
            <text:p>Great Melody</text:p>
          </table:table-cell>
          <table:table-cell table:style-name="ce83" office:value-type="string">
            <text:p>Overall, gameplay almost always results in a great “melody”, making it deeply immers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Uncommon Gameplay</text:p>
          </table:table-cell>
          <table:table-cell table:style-name="ce83" office:value-type="string">
            <text:p>Style of gameplay is unusual or rarely seen at DigiPen, even if it has been done before.<text:span text:style-name="T6"> Count “Interesting Variations” </text:span><text:span text:style-name="T6">abov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Interesting Attempted Innovation</text:p>
          </table:table-cell>
          <table:table-cell table:style-name="ce83" office:value-type="string">
            <text:p>Results of an attempt at innovation are interesting, even if not completely successful.<text:span text:style-name="T6"> Count “Failed Attempted </text:span><text:span text:style-name="T6">Innovation” abov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inor Innovation</text:p>
          </table:table-cell>
          <table:table-cell table:style-name="ce83" office:value-type="string">
            <text:p>Gameplay has a minor innovation that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ajor Innovation</text:p>
          </table:table-cell>
          <table:table-cell table:style-name="ce83" office:value-type="string">
            <text:p>Gameplay has a major innovation that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Novel Innovation</text:p>
          </table:table-cell>
          <table:table-cell table:style-name="ce83" office:value-type="string">
            <text:p>Gameplay is completely novel and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EPISODE STRUCTURE</text:p>
          </table:table-cell>
          <table:covered-table-cell table:style-name="ce78"/>
          <table:table-cell table:style-name="ce86" office:value-type="string">
            <text:p><text:span text:style-name="T7">Details</text:span> (note that a game does not have to have more than one episode)</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68" office:value-type="string">
            <text:p>Required</text:p>
          </table:table-cell>
          <table:table-cell table:style-name="ce75" office:value-type="string">
            <text:p>No Broken Episodes</text:p>
          </table:table-cell>
          <table:table-cell table:style-name="ce83" office:value-type="string">
            <text:p>No episodes are broken or incomplet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Multiple Segments</text:p>
          </table:table-cell>
          <table:table-cell table:style-name="ce83" office:value-type="string">
            <text:p>At least one episode has three or more segments of gamepl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No Problematic Episodes</text:p>
          </table:table-cell>
          <table:table-cell table:style-name="ce83" office:value-type="string">
            <text:p>No episodes are so problematic that they almost feel broken or incomplete, even if they technically are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Decent Segments</text:p>
          </table:table-cell>
          <table:table-cell table:style-name="ce85" office:value-type="string">
            <text:p>All episodes have a decent number of gameplay segments, with none being just a single segment or tw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68" office:value-type="string">
            <text:p>Basic</text:p>
          </table:table-cell>
          <table:table-cell table:style-name="ce75" office:value-type="string">
            <text:p>Decent Interludes</text:p>
          </table:table-cell>
          <table:table-cell table:style-name="ce85" office:value-type="string">
            <text:p>No interludes between episodes are are so strange, jarring, or boring that they hurt the experience of the game.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Intro Segments</text:p>
          </table:table-cell>
          <table:table-cell table:style-name="ce85" office:value-type="string">
            <text:p>All episodes have an intro segment, even if it is fairly short. If the player is taught how to play in the intro segments, this needs to be at least somewhat effect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68" office:value-type="string">
            <text:p>Basic</text:p>
          </table:table-cell>
          <table:table-cell table:style-name="ce75" office:value-type="string">
            <text:p>Decent Ending Episode</text:p>
          </table:table-cell>
          <table:table-cell table:style-name="ce85" office:value-type="string">
            <text:p>The final episode of the game provides a decent ending, not just a sudden "game over". For a single-episode game, this still applies, although it could be the last round of a match or something simila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Intro Segments</text:p>
          </table:table-cell>
          <table:table-cell table:style-name="ce85" office:value-type="string">
            <text:p>All episodes have a good intro segment that teaches the player anything new they need for this episode, or just sets the tone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5" office:value-type="string">
            <text:p>Good Outro Segments</text:p>
          </table:table-cell>
          <table:table-cell table:style-name="ce85" office:value-type="string">
            <text:p>All episodes have a good outro segment that wraps up the episode nice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5" office:value-type="string">
            <text:p>Good Hooks</text:p>
          </table:table-cell>
          <table:table-cell table:style-name="ce85" office:value-type="string">
            <text:p>All episodes have a good hook that at least makes them somewhat memor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Fills</text:p>
          </table:table-cell>
          <table:table-cell table:style-name="ce85" office:value-type="string">
            <text:p>Overall, transitions from one segment of gameplay to the next have good “fills” and don't feel strange, jarring, or bor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Interludes</text:p>
          </table:table-cell>
          <table:table-cell table:style-name="ce85" office:value-type="string">
            <text:p>Overall, interludes between episodes are interesting and don't feel strange, jarring, or boring.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Starting Episode</text:p>
          </table:table-cell>
          <table:table-cell table:style-name="ce85" office:value-type="string">
            <text:p>The first episode provides a highly engaging start to the game. This still applies to a single-episode game, but it could be the first round of a match, or just the intro segment kicking off the game really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Ending Episode</text:p>
          </table:table-cell>
          <table:table-cell table:style-name="ce85"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68" office:value-type="string">
            <text:p>Professional</text:p>
          </table:table-cell>
          <table:table-cell table:style-name="ce75" office:value-type="string">
            <text:p>Great Intro Segments</text:p>
          </table:table-cell>
          <table:table-cell table:style-name="ce85" office:value-type="string">
            <text:p>All episodes have a great intro segment that seamlessly teaches the player anything new they need for this episode, or sets the tone perfectly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Professional</text:p>
          </table:table-cell>
          <table:table-cell table:style-name="ce75" office:value-type="string">
            <text:p>Great Outro Segments</text:p>
          </table:table-cell>
          <table:table-cell table:style-name="ce85" office:value-type="string">
            <text:p>All episodes have a great outro segment that wraps up the episode perfect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Interludes</text:p>
          </table:table-cell>
          <table:table-cell table:style-name="ce85" office:value-type="string">
            <text:p>Interludes between episodes are actually very engaging just by themselves.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Starting Episode</text:p>
          </table:table-cell>
          <table:table-cell table:style-name="ce85" office:value-type="string">
            <text:p>The first episode provides an amazing start to the game. This still applies to a single-episode game, just like the good start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Ending Episode</text:p>
          </table:table-cell>
          <table:table-cell table:style-name="ce85" office:value-type="string">
            <text:p>The final episode of the game provides a fantastic ending, whether it is an epilogue episode or not. For a single-episode game, this still applies, just like the good end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Innovative</text:p>
          </table:table-cell>
          <table:table-cell table:style-name="ce75" office:value-type="string">
            <text:p>Clever Episode Sequencing</text:p>
          </table:table-cell>
          <table:table-cell table:style-name="ce85" office:value-type="string">
            <text:p>The sequence of episodes in the game is particularly clever or interest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0" office:value-type="string" table:number-columns-spanned="2" table:number-rows-spanned="1">
            <text:p><text:s/>ENGAGEMENT CURVE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71" office:value-type="string">
            <text:p>Required</text:p>
          </table:table-cell>
          <table:table-cell table:style-name="ce78" office:value-type="string">
            <text:p>Weak Engagement</text:p>
          </table:table-cell>
          <table:table-cell table:style-name="ce78" office:value-type="string">
            <text:p>The game delivers at least modestly on mental challenge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Basic</text:p>
          </table:table-cell>
          <table:table-cell table:style-name="ce78" office:value-type="string">
            <text:p>Decent Engagement</text:p>
          </table:table-cell>
          <table:table-cell table:style-name="ce78" office:value-type="string">
            <text:p>The game delivers fairly well on mental challenge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Basic</text:p>
          </table:table-cell>
          <table:table-cell table:style-name="ce78" office:value-type="string">
            <text:p>Flat Engagement Peaks</text:p>
          </table:table-cell>
          <table:table-cell table:style-name="ce78" office:value-type="string">
            <text:p>As the player goes through the game's episodes, the mental challenge peaks may not be increasing, but at least they are not decreasing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6">
          <table:table-cell table:style-name="ce71" office:value-type="string">
            <text:p>Basic</text:p>
          </table:table-cell>
          <table:table-cell table:style-name="ce78" office:value-type="string">
            <text:p>Intermittent Engagement</text:p>
          </table:table-cell>
          <table:table-cell table:style-name="ce78" office:value-type="string">
            <text:p>No episode goes for significant stretches without at least modestly delivering on mental challenge.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Basic</text:p>
          </table:table-cell>
          <table:table-cell table:style-name="ce78" office:value-type="string">
            <text:p>Noticeable Engagement Peaks</text:p>
          </table:table-cell>
          <table:table-cell table:style-name="ce78" office:value-type="string">
            <text:p>Every episode's finale is a noticeable peak of mental challenge.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8" office:value-type="string">
            <text:p>Good Engagement</text:p>
          </table:table-cell>
          <table:table-cell table:style-name="ce78" office:value-type="string">
            <text:p>The highest peak of mental challenge is very high.</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Consistent Engagement</text:p>
          </table:table-cell>
          <table:table-cell table:style-name="ce78" office:value-type="string">
            <text:p>No episode goes for significant stretches without delivering fairly well on mental challeng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Strong Engagement Peaks</text:p>
          </table:table-cell>
          <table:table-cell table:style-name="ce78" office:value-type="string">
            <text:p>Every episode's finale is a strong peak of mental challeng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8" office:value-type="string">
            <text:p>Increasing Engagement Peaks</text:p>
          </table:table-cell>
          <table:table-cell table:style-name="ce78" office:value-type="string">
            <text:p>As the player goes through the game's episodes, the mental challenge peaks continue to increase overall,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Professional</text:p>
          </table:table-cell>
          <table:table-cell table:style-name="ce78" office:value-type="string">
            <text:p>Addictive Engagement</text:p>
          </table:table-cell>
          <table:table-cell table:style-name="ce78" office:value-type="string">
            <text:p>The game delivers mental challenge so well that it is addictive and somewhat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Professional</text:p>
          </table:table-cell>
          <table:table-cell table:style-name="ce78" office:value-type="string">
            <text:p>Blended Engagement Types</text:p>
          </table:table-cell>
          <table:table-cell table:style-name="ce78" office:value-type="string">
            <text:p>Overall, mental challenge is blended with another type of engagement in a very effective w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8" office:value-type="string">
            <text:p>Mesmerizing Engagement</text:p>
          </table:table-cell>
          <table:table-cell table:style-name="ce78" office:value-type="string">
            <text:p>The game delivers mental challenge so well and consistently that it is mesmerizing and very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One Epic Moment</text:p>
          </table:table-cell>
          <table:table-cell table:style-name="ce75" office:value-type="string">
            <text:p>Game has one or more epic moments delivering ment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wo Epic Moments</text:p>
          </table:table-cell>
          <table:table-cell table:style-name="ce75" office:value-type="string">
            <text:p>Game has two or more epic moments delivering ment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hree Epic Moments</text:p>
          </table:table-cell>
          <table:table-cell table:style-name="ce75" office:value-type="string">
            <text:p>Game has three or more epic moments delivering ment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our Epic Moments</text:p>
          </table:table-cell>
          <table:table-cell table:style-name="ce75" office:value-type="string">
            <text:p>Game has four or more epic moments delivering ment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ive Epic Moments</text:p>
          </table:table-cell>
          <table:table-cell table:style-name="ce75" office:value-type="string">
            <text:p>Game has five or more epic moments delivering ment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2"/>
          <table:table-cell/>
          <table:table-cell table:style-name="ce87"/>
          <table:table-cell table:style-name="ce92" table:content-validation-name="val5" table:number-columns-repeated="2"/>
          <table:table-cell table:style-name="ce94"/>
          <table:table-cell table:number-columns-repeated="1018"/>
        </table:table-row>
        <table:table-row table:style-name="ro5">
          <table:table-cell table:style-name="ce72"/>
          <table:table-cell table:number-columns-repeated="2"/>
          <table:table-cell table:style-name="ce92" table:content-validation-name="val5" table:number-columns-repeated="2"/>
          <table:table-cell table:number-columns-repeated="1019"/>
        </table:table-row>
        <table:table-row table:style-name="ro5">
          <table:table-cell table:style-name="ce72"/>
          <table:table-cell/>
          <table:table-cell table:style-name="ce87"/>
          <table:table-cell table:style-name="ce92" table:content-validation-name="val5" table:number-columns-repeated="2"/>
          <table:table-cell table:number-columns-repeated="1019"/>
        </table:table-row>
        <table:table-row table:style-name="ro5"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5" table:number-rows-repeated="65253">
          <table:table-cell table:number-columns-repeated="3"/>
          <table:table-cell table:content-validation-name="val5"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VCRs" table:style-name="ta2">
        <office:forms form:automatic-focus="false" form:apply-design-mode="false"/>
        <table:table-column table:style-name="co15" table:default-cell-style-name="ce73"/>
        <table:table-column table:style-name="co16" table:default-cell-style-name="ce73"/>
        <table:table-column table:style-name="co17" table:default-cell-style-name="ce73"/>
        <table:table-column table:style-name="co11" table:number-columns-repeated="2" table:default-cell-style-name="ce73"/>
        <table:table-column table:style-name="co12" table:default-cell-style-name="ce73"/>
        <table:table-column table:style-name="co14" table:number-columns-repeated="231" table:default-cell-style-name="ce73"/>
        <table:table-column table:style-name="co7" table:number-columns-repeated="768" table:default-cell-style-name="ce99"/>
        <table:table-column table:style-name="co6" table:number-columns-repeated="2" table:default-cell-style-name="ce99"/>
        <table:table-column table:style-name="co7" table:number-columns-repeated="16" table:default-cell-style-name="ce99"/>
        <table:table-column table:style-name="co6"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VISUAL REQUIREMENTS</text:p>
          </table:table-cell>
          <table:table-cell table:style-name="ce88" table:formula="of:=&quot;&quot;&amp;COUNTIF([.D$10:.D$249];[.$A$2])&amp;&quot; &quot;&amp;[.$A$2]" office:value-type="string" office:string-value="65 Untested">
            <text:p>65 Untested</text:p>
          </table:table-cell>
          <table:table-cell table:style-name="ce88" table:formula="of:=&quot;&quot;&amp;COUNTIF([.E$10:.E$249];[.$A$2])&amp;&quot; &quot;&amp;[.$A$2]" office:value-type="string" office:string-value="65 Untested">
            <text:p>65 Untested</text:p>
          </table:table-cell>
          <table:table-cell table:style-name="ce63" office:value-type="string">
            <text:p>V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text:p>0</text:p>
          </table:table-cell>
          <table:table-cell table:style-name="ce89" table:formula="of:=SUMPRODUCT(([.$A$10:.$A$249]=&quot;Required&quot;)*([.E$10:.E$249]=&quot;Missing&quot;))+0.5*SUMPRODUCT(([.$A$10:.$A$249]=&quot;Required&quot;)*([.E$10:.E$249]=&quot;Partial&quot;))" office:value-type="float" office:value="0">
            <text:p>0</text:p>
          </table:table-cell>
          <table:table-cell table:style-name="ce75" table:formula="of:=&quot;Required &quot;&amp;[.$F$1]&amp;&quot;s &quot;&amp;[.A3]" office:value-type="string" office:string-value="Required VCRs Missing">
            <text:p>Required V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0">
            <text:p>0</text:p>
          </table:table-cell>
          <table:table-cell table:style-name="ce89" table:formula="of:=SUMPRODUCT(([.$A$10:.$A$249]=&quot;Basic&quot;)*([.E$10:.E$249]=&quot;Missing&quot;))+0.5*SUMPRODUCT(([.$A$10:.$A$249]=&quot;Basic&quot;)*([.E$10:.E$249]=&quot;Partial&quot;))" office:value-type="float" office:value="0">
            <text:p>0</text:p>
          </table:table-cell>
          <table:table-cell table:style-name="ce75" table:formula="of:=&quot;Basic &quot;&amp;[.$F$1]&amp;&quot;s &quot;&amp;[.A3]" office:value-type="string" office:string-value="Basic VCRs Missing">
            <text:p>Basic V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text:p>0</text:p>
          </table:table-cell>
          <table:table-cell table:style-name="ce89" table:formula="of:=SUMPRODUCT(([.$A$10:.$A$249]=&quot;Intermediate&quot;)*([.E$10:.E$249]=&quot;Missing&quot;))+0.5*SUMPRODUCT(([.$A$10:.$A$249]=&quot;Intermediate&quot;)*([.E$10:.E$249]=&quot;Partial&quot;))" office:value-type="float" office:value="0">
            <text:p>0</text:p>
          </table:table-cell>
          <table:table-cell table:style-name="ce75" table:formula="of:=&quot;Intermediate &quot;&amp;[.$F$1]&amp;&quot;s &quot;&amp;[.A3]" office:value-type="string" office:string-value="Intermediate VCRs Missing">
            <text:p>Intermediate VCRs Missing</text:p>
          </table:table-cell>
          <table:table-cell table:style-name="ce96" table:number-columns-repeated="999"/>
          <table:table-cell table:number-columns-repeated="19"/>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75" table:formula="of:=&quot;Intermediate &quot;&amp;[.$F$1]&amp;&quot;s &quot;&amp;[.A5]" office:value-type="string" office:string-value="Intermediate VCRs Completed">
            <text:p>Intermediate VCRs Completed</text:p>
          </table:table-cell>
          <table:table-cell table:style-name="ce96" table:number-columns-repeated="999"/>
          <table:table-cell table:number-columns-repeated="19"/>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0">
            <text:p>0</text:p>
          </table:table-cell>
          <table:table-cell table:style-name="ce89" table:formula="of:=SUMPRODUCT(([.$A$10:.$A$249]=&quot;Advanced&quot;)*([.E$10:.E$249]=&quot;Missing&quot;))+0.5*SUMPRODUCT(([.$A$10:.$A$249]=&quot;Advanced&quot;)*([.E$10:.E$249]=&quot;Partial&quot;))" office:value-type="float" office:value="0">
            <text:p>0</text:p>
          </table:table-cell>
          <table:table-cell table:style-name="ce75" table:formula="of:=&quot;Advanced &quot;&amp;[.$F$1]&amp;&quot;s &quot;&amp;[.A3]" office:value-type="string" office:string-value="Advanced VCRs Missing">
            <text:p>Advanced VCRs Missing</text:p>
          </table:table-cell>
          <table:table-cell table:style-name="ce96" table:number-columns-repeated="999"/>
          <table:table-cell table:number-columns-repeated="19"/>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0">
            <text:p>0</text:p>
          </table:table-cell>
          <table:table-cell table:style-name="ce89" table:formula="of:=SUMPRODUCT(([.$A$10:.$A$249]=&quot;Advanced&quot;)*([.E$10:.E$249]=&quot;Completed&quot;))+SUMPRODUCT(([.$A$10:.$A$249]=&quot;Advanced&quot;)*([.E$10:.E$249]=&quot;Pre-Passed&quot;))+0.5*SUMPRODUCT(([.$A$10:.$A$249]=&quot;Advanced&quot;)*([.E$10:.E$249]=&quot;Partial&quot;))" office:value-type="float" office:value="0">
            <text:p>0</text:p>
          </table:table-cell>
          <table:table-cell table:style-name="ce75" table:formula="of:=&quot;Advanced &quot;&amp;[.$F$1]&amp;&quot;s &quot;&amp;[.A5]" office:value-type="string" office:string-value="Advanced VCRs Completed">
            <text:p>Advanced VCRs Completed</text:p>
          </table:table-cell>
          <table:table-cell table:style-name="ce96" table:number-columns-repeated="999"/>
          <table:table-cell table:number-columns-repeated="19"/>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0">
            <text:p>0</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75" table:formula="of:=&quot;Professional &quot;&amp;[.$F$1]&amp;&quot;s &quot;&amp;[.A5]" office:value-type="string" office:string-value="Professional VCRs Completed">
            <text:p>Professional VCRs Completed</text:p>
          </table:table-cell>
          <table:table-cell table:style-name="ce96" table:number-columns-repeated="999"/>
          <table:table-cell table:number-columns-repeated="19"/>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75" table:formula="of:=&quot;Innovative &quot;&amp;[.$F$1]&amp;&quot;s &quot;&amp;[.A5]" office:value-type="string" office:string-value="Innovative VCRs Completed">
            <text:p>Innovative VCRs Completed</text:p>
          </table:table-cell>
          <table:table-cell table:style-name="ce96" table:number-columns-repeated="999"/>
          <table:table-cell table:number-columns-repeated="19"/>
        </table:table-row>
        <table:table-row table:style-name="ro5">
          <table:table-cell table:style-name="ce100" office:value-type="string" table:number-columns-spanned="2" table:number-rows-spanned="1">
            <text:p><text:s/>VISUAL QUALITY</text:p>
          </table:table-cell>
          <table:covered-table-cell table:style-name="ce77"/>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style-name="ce98" table:number-columns-repeated="999"/>
          <table:table-cell table:number-columns-repeated="19"/>
        </table:table-row>
        <table:table-row table:style-name="ro5">
          <table:table-cell table:style-name="ce101" office:value-type="string">
            <text:p>Required</text:p>
          </table:table-cell>
          <table:table-cell table:style-name="ce75" office:value-type="string">
            <text:p>Acceptable Art</text:p>
          </table:table-cell>
          <table:table-cell table:style-name="ce83" office:value-type="string">
            <text:p>All art is acceptable for a DigiPen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Required</text:p>
          </table:table-cell>
          <table:table-cell table:style-name="ce75" office:value-type="string">
            <text:p>Placeholder Art</text:p>
          </table:table-cell>
          <table:table-cell table:style-name="ce83" office:value-type="string">
            <text:p>Lots of placeholder art, but it isn't too sloppy and does not have lots of problems with scale, glitches, artifac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Required</text:p>
          </table:table-cell>
          <table:table-cell table:style-name="ce75" office:value-type="string">
            <text:p>Visible Art</text:p>
          </table:table-cell>
          <table:table-cell table:style-name="ce83" office:value-type="string">
            <text:p>Art, color palette, and lighting do not make the game difficulty to 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Quality Art</text:p>
          </table:table-cell>
          <table:table-cell table:style-name="ce83" office:value-type="string">
            <text:p>Art is decent quality and not sloppy, even if it is just clean and abstract in loo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Basic</text:p>
          </table:table-cell>
          <table:table-cell table:style-name="ce75" office:value-type="string">
            <text:p>Appropriate Scale</text:p>
          </table:table-cell>
          <table:table-cell table:style-name="ce83" office:value-type="string">
            <text:p>Art is scaled correctly, with no pixelation problems or odd size misma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No Artifacts</text:p>
          </table:table-cell>
          <table:table-cell table:style-name="ce83" office:value-type="string">
            <text:p>Art has few, if any, visual artifacts or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Lighting</text:p>
          </table:table-cell>
          <table:table-cell table:style-name="ce83" office:value-type="string">
            <text:p>Lighting is not too dark or too bright, and color palette is dece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Themed Art</text:p>
          </table:table-cell>
          <table:table-cell table:style-name="ce83" office:value-type="string">
            <text:p>Art is not inconsistent with the them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Visual Consistency</text:p>
          </table:table-cell>
          <table:table-cell table:style-name="ce85" office:value-type="string">
            <text:p>Visual elements are consistent with each other and do not clash.</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Well-Matched Art</text:p>
          </table:table-cell>
          <table:table-cell table:style-name="ce85" office:value-type="string">
            <text:p>Art matches the game's theme reall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High Quality Art</text:p>
          </table:table-cell>
          <table:table-cell table:style-name="ce85" office:value-type="string">
            <text:p>Art is of high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Varied Art</text:p>
          </table:table-cell>
          <table:table-cell table:style-name="ce85" office:value-type="string">
            <text:p>Art has good amount of variety in a way that works well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Perfect Cohesion</text:p>
          </table:table-cell>
          <table:table-cell table:style-name="ce85" office:value-type="string">
            <text:p>All visual elements blend together with each other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Unique Style</text:p>
          </table:table-cell>
          <table:table-cell table:style-name="ce85" office:value-type="string">
            <text:p>Art has a unique and interesting style that matches the game's the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Professional Art</text:p>
          </table:table-cell>
          <table:table-cell table:style-name="ce85" office:value-type="string">
            <text:p>Art is of professional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Extensive Art</text:p>
          </table:table-cell>
          <table:table-cell table:style-name="ce85" office:value-type="string">
            <text:p>Has tons of art with lots of variety that greatly enhances the experienc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Innovative Visuals</text:p>
          </table:table-cell>
          <table:table-cell table:style-name="ce85" office:value-type="string">
            <text:p>Art has a visual style that has not been used by other gam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motional Visuals</text:p>
          </table:table-cell>
          <table:table-cell table:style-name="ce85" office:value-type="string">
            <text:p>Overall visuals are emotionally resonant, not just good look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2" office:value-type="string" table:number-columns-spanned="2" table:number-rows-spanned="1">
            <text:p><text:s/>ANIMATIONS &amp; VFX</text:p>
          </table:table-cell>
          <table:covered-table-cell table:style-name="ce75"/>
          <table:table-cell table:style-name="ce82" office:value-type="string">
            <text:p>Details <text:span text:style-name="T1">(includes regular animations, </text:span><text:span text:style-name="T1">parallax, particles, glow effects, fades, </text:span><text:span text:style-name="T1">hit effects, drop shadows, etc.)</text:span></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6">
          <table:table-cell table:style-name="ce101" office:value-type="string">
            <text:p>Required</text:p>
          </table:table-cell>
          <table:table-cell table:style-name="ce75" office:value-type="string">
            <text:p>Simple Animations &amp; VFX</text:p>
          </table:table-cell>
          <table:table-cell table:style-name="ce83" office:value-type="string">
            <text:p>Game has at least six or more animations and/or VFX, even if they are simple or limited.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Quality Animations &amp; VFX</text:p>
          </table:table-cell>
          <table:table-cell table:style-name="ce83" office:value-type="string">
            <text:p>Animations and/or VFX are of decent quality, without any major glitches or odditi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8">
          <table:table-cell table:style-name="ce101" office:value-type="string">
            <text:p>Basic</text:p>
          </table:table-cell>
          <table:table-cell table:style-name="ce75" office:value-type="string">
            <text:p>Decent Quantity Animations &amp; VFX</text:p>
          </table:table-cell>
          <table:table-cell table:style-name="ce83" office:value-type="string">
            <text:p>Game has at least a dozen or more animations and/or VFX.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8">
          <table:table-cell table:style-name="ce101" office:value-type="string">
            <text:p>Basic</text:p>
          </table:table-cell>
          <table:table-cell table:style-name="ce75" office:value-type="string">
            <text:p>Critical Animations &amp; VFX</text:p>
          </table:table-cell>
          <table:table-cell table:style-name="ce83" office:value-type="string">
            <text:p>Game has any animations and/or VFX that are critical for actual gameplay, not just for looking good.</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High Quality Animations &amp; VFX</text:p>
          </table:table-cell>
          <table:table-cell table:style-name="ce85" office:value-type="string">
            <text:p>Animations and/or VFX are of high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Varied Animations &amp; VFX</text:p>
          </table:table-cell>
          <table:table-cell table:style-name="ce85" office:value-type="string">
            <text:p>Animations and/or VFX have a good amount of interesting variety, with at least dozens of individual animations/VFX. Menu and HUD animations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Interesting Transitions</text:p>
          </table:table-cell>
          <table:table-cell table:style-name="ce85" office:value-type="string">
            <text:p>Game uses animation, VFX, and/or camera movement to create interesting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8">
          <table:table-cell table:style-name="ce101" office:value-type="string">
            <text:p>Professional</text:p>
          </table:table-cell>
          <table:table-cell table:style-name="ce75" office:value-type="string">
            <text:p>Extensive Animations &amp; VFX</text:p>
          </table:table-cell>
          <table:table-cell table:style-name="ce85" office:value-type="string">
            <text:p>Animations and/or VFX have tons of interesting variety which are pervasive throughout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Professional Animations &amp; VFX</text:p>
          </table:table-cell>
          <table:table-cell table:style-name="ce85" office:value-type="string">
            <text:p>Animations and/or VFX are of professional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Sophisticated Transitions</text:p>
          </table:table-cell>
          <table:table-cell table:style-name="ce85" office:value-type="string">
            <text:p>Game uses animation, VFX, and/or camera movement to create slick and sophisticated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pic Animations &amp; VFX</text:p>
          </table:table-cell>
          <table:table-cell table:style-name="ce85" office:value-type="string">
            <text:p>One or more animations and/or VFX are epic and extremely memorabl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Innovative</text:p>
          </table:table-cell>
          <table:table-cell table:style-name="ce75" office:value-type="string">
            <text:p>Emotional Animations &amp; VFX</text:p>
          </table:table-cell>
          <table:table-cell table:style-name="ce85" office:value-type="string">
            <text:p>One or more animations and/or VFX provoke a strong, positive emotional respons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CAMERA</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Required</text:p>
          </table:table-cell>
          <table:table-cell table:style-name="ce75" office:value-type="string">
            <text:p>Working Camera</text:p>
          </table:table-cell>
          <table:table-cell table:style-name="ce83" office:value-type="string">
            <text:p>Camera at least works to some degree and is not fundamentally broken or confus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Decent Camera</text:p>
          </table:table-cell>
          <table:table-cell table:style-name="ce83" office:value-type="string">
            <text:p>Camera works decently, even if the interpolation needs work or occlusion has some problem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Smooth Camera</text:p>
          </table:table-cell>
          <table:table-cell table:style-name="ce83" office:value-type="string">
            <text:p>2D camera always rotates and zooms in/out smooth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8">
          <table:table-cell table:style-name="ce101" office:value-type="string">
            <text:p>Advanced</text:p>
          </table:table-cell>
          <table:table-cell table:style-name="ce75" office:value-type="string">
            <text:p>Tuned Camera</text:p>
          </table:table-cell>
          <table:table-cell table:style-name="ce83" office:value-type="string">
            <text:p>2D camera is well-tuned and dynamically moves based on the player's position, velocity, and/or facing.</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Professional</text:p>
          </table:table-cell>
          <table:table-cell table:style-name="ce75" office:value-type="string">
            <text:p>Cinematic Camera</text:p>
          </table:table-cell>
          <table:table-cell table:style-name="ce83" office:value-type="string">
            <text:p>2D camera is used in a compelling cinematic manner at one or more points in the gam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Professional</text:p>
          </table:table-cell>
          <table:table-cell table:style-name="ce75" office:value-type="string">
            <text:p>Multiple Cameras</text:p>
          </table:table-cell>
          <table:table-cell table:style-name="ce83" office:value-type="string">
            <text:p>Multiple 2D cameras and/or camera filters are used in an interesting way, beyond just a simple split-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8">
          <table:table-cell table:style-name="ce101" office:value-type="string">
            <text:p>Innovative</text:p>
          </table:table-cell>
          <table:table-cell table:style-name="ce75" office:value-type="string">
            <text:p>Epic Cinematic Moment</text:p>
          </table:table-cell>
          <table:table-cell table:style-name="ce83" office:value-type="string">
            <text:p>Using the camera and the spatial layout of the world, the game has one or more epic cinematic mome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VISUAL FEEDBACK</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9">
          <table:table-cell table:style-name="ce101" office:value-type="string">
            <text:p>Required</text:p>
          </table:table-cell>
          <table:table-cell table:style-name="ce75" office:value-type="string">
            <text:p>Critical Visual Feedback</text:p>
          </table:table-cell>
          <table:table-cell table:style-name="ce83" office:value-type="string">
            <text:p>Game at least has some visual feedback for the most critical actions or events (moving, doing damage, and taking damage, at the very least). Requires at least three pieces of visual feedback.</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Basic</text:p>
          </table:table-cell>
          <table:table-cell table:style-name="ce75" office:value-type="string">
            <text:p>Actions and Events Visual Feedback</text:p>
          </table:table-cell>
          <table:table-cell table:style-name="ce83"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Basic</text:p>
          </table:table-cell>
          <table:table-cell table:style-name="ce75" office:value-type="string">
            <text:p>Player Status Visual Feedback</text:p>
          </table:table-cell>
          <table:table-cell table:style-name="ce83" office:value-type="string">
            <text:p>The current status of the player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8">
          <table:table-cell table:style-name="ce101" office:value-type="string">
            <text:p>Basic</text:p>
          </table:table-cell>
          <table:table-cell table:style-name="ce75" office:value-type="string">
            <text:p>World Status Visual Feedback</text:p>
          </table:table-cell>
          <table:table-cell table:style-name="ce83" office:value-type="string">
            <text:p>The current status of the world, enemies, etc.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3">
          <table:table-cell table:style-name="ce101" office:value-type="string">
            <text:p>Basic</text:p>
          </table:table-cell>
          <table:table-cell table:style-name="ce75" office:value-type="string">
            <text:p>Defeat Visual Feedback</text:p>
          </table:table-cell>
          <table:table-cell table:style-name="ce8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3">
          <table:table-cell table:style-name="ce101" office:value-type="string">
            <text:p>Basic</text:p>
          </table:table-cell>
          <table:table-cell table:style-name="ce75" office:value-type="string">
            <text:p>Victory Visual Feedback</text:p>
          </table:table-cell>
          <table:table-cell table:style-name="ce8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9">
          <table:table-cell table:style-name="ce101" office:value-type="string">
            <text:p>Advanced</text:p>
          </table:table-cell>
          <table:table-cell table:style-name="ce75" office:value-type="string">
            <text:p>Background Visual Feedback</text:p>
          </table:table-cell>
          <table:table-cell table:style-name="ce83" office:value-type="string">
            <text:p>Game has lots of bits of visual feedback for minor events and actions, or just in the background, that really make the game feel alive. You'll need at least a dozen pieces of background feedback to get thi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Advanced</text:p>
          </table:table-cell>
          <table:table-cell table:style-name="ce75" office:value-type="string">
            <text:p>Extensive Visual Feedback</text:p>
          </table:table-cell>
          <table:table-cell table:style-name="ce83" office:value-type="string">
            <text:p>Overall visual feedback for major game events, actions, and status is extensive and polished.</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Professional</text:p>
          </table:table-cell>
          <table:table-cell table:style-name="ce75" office:value-type="string">
            <text:p>Rewarding Visual Feedback</text:p>
          </table:table-cell>
          <table:table-cell table:style-name="ce83" office:value-type="string">
            <text:p>At one or more points, visual feedback alone (or with audio) is used effectively as a reward for the player.</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1" office:value-type="string">
            <text:p>Professional</text:p>
          </table:table-cell>
          <table:table-cell table:style-name="ce75" office:value-type="string">
            <text:p>Clever Visual Feedback</text:p>
          </table:table-cell>
          <table:table-cell table:style-name="ce83" office:value-type="string">
            <text:p>One or more pieces of important visual feedback are conveyed in a particularly clever wa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Innovative</text:p>
          </table:table-cell>
          <table:table-cell table:style-name="ce75" office:value-type="string">
            <text:p>Epic Visual Feedback</text:p>
          </table:table-cell>
          <table:table-cell table:style-name="ce83" office:value-type="string">
            <text:p>At one or more points (usually when the player wins, but it doesn't have to be), visual feedback is over-the-top and epic (think Peggl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5">
          <table:table-cell table:style-name="ce102" office:value-type="string" table:number-columns-spanned="2" table:number-rows-spanned="1">
            <text:p><text:s/>MENUS</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Basic</text:p>
          </table:table-cell>
          <table:table-cell table:style-name="ce75" office:value-type="string">
            <text:p>Menu Visuals</text:p>
          </table:table-cell>
          <table:table-cell table:style-name="ce84" office:value-type="string">
            <text:p>All menu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7">
          <table:table-cell table:style-name="ce101" office:value-type="string">
            <text:p>Basic</text:p>
          </table:table-cell>
          <table:table-cell table:style-name="ce75" office:value-type="string">
            <text:p>Menu Text</text:p>
          </table:table-cell>
          <table:table-cell table:style-name="ce83"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Menu Animation</text:p>
          </table:table-cell>
          <table:table-cell table:style-name="ce83" office:value-type="string">
            <text:p>All menus have an animation of some kind (size change, color shift, or something fancier) to show when a given element of the menu is selected (and/or has the mouse over i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Menu Usability</text:p>
          </table:table-cell>
          <table:table-cell table:style-name="ce85" office:value-type="string">
            <text:p>All menus and the options on them are obvious and easy to use.</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5">
          <table:table-cell table:style-name="ce101" office:value-type="string">
            <text:p>Advanced</text:p>
          </table:table-cell>
          <table:table-cell table:style-name="ce75" office:value-type="string">
            <text:p>Quality Menus</text:p>
          </table:table-cell>
          <table:table-cell table:style-name="ce83" office:value-type="string">
            <text:p>All menu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Menu Theme</text:p>
          </table:table-cell>
          <table:table-cell table:style-name="ce83" office:value-type="string">
            <text:p>All menu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Professional Menus</text:p>
          </table:table-cell>
          <table:table-cell table:style-name="ce83" office:value-type="string">
            <text:p>All menu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Slick Menu Transitions</text:p>
          </table:table-cell>
          <table:table-cell table:style-name="ce83" office:value-type="string">
            <text:p>All menu transitions have slick animated elements, fade ins and ou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3" office:value-type="string" table:number-columns-spanned="2" table:number-rows-spanned="1">
            <text:p><text:s/>HUD</text:p>
          </table:table-cell>
          <table:covered-table-cell table:style-name="ce75"/>
          <table:table-cell table:style-name="ce86" office:value-type="string">
            <text:p><text:span text:style-name="T7">Details </text:span>(includes all in-game UI such as cursors, labels, integrated UI on characters or backgrounds, etc.)</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5">
          <table:table-cell table:style-name="ce101" office:value-type="string">
            <text:p>Basic</text:p>
          </table:table-cell>
          <table:table-cell table:style-name="ce75" office:value-type="string">
            <text:p>HUD Visuals</text:p>
          </table:table-cell>
          <table:table-cell table:style-name="ce84" office:value-type="string">
            <text:p>All HUD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3">
          <table:table-cell table:style-name="ce101" office:value-type="string">
            <text:p>Basic</text:p>
          </table:table-cell>
          <table:table-cell table:style-name="ce75" office:value-type="string">
            <text:p>HUD Text</text:p>
          </table:table-cell>
          <table:table-cell table:style-name="ce83"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HUD Animation</text:p>
          </table:table-cell>
          <table:table-cell table:style-name="ce83" office:value-type="string">
            <text:p>Most HUD elements have an animation of some kind (size change, color shift, or something fancier) to show when a given element changes stat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Basic</text:p>
          </table:table-cell>
          <table:table-cell table:style-name="ce75" office:value-type="string">
            <text:p>HUD Usability</text:p>
          </table:table-cell>
          <table:table-cell table:style-name="ce85" office:value-type="string">
            <text:p>It is clear to the player what all HUD elements mean.</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6">
          <table:table-cell table:style-name="ce101" office:value-type="string">
            <text:p>Advanced</text:p>
          </table:table-cell>
          <table:table-cell table:style-name="ce75" office:value-type="string">
            <text:p>Animated Mouse</text:p>
          </table:table-cell>
          <table:table-cell table:style-name="ce83" office:value-type="string">
            <text:p>Mouse cursor is animated with custom art that fits the game well. This CR can be completed with just a mouse cursor for the menus if there is no mouse cursor during game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Quality HUD</text:p>
          </table:table-cell>
          <table:table-cell table:style-name="ce83" office:value-type="string">
            <text:p>All HUD element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Advanced</text:p>
          </table:table-cell>
          <table:table-cell table:style-name="ce75" office:value-type="string">
            <text:p>HUD Theme</text:p>
          </table:table-cell>
          <table:table-cell table:style-name="ce83" office:value-type="string">
            <text:p>All HUD element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1" office:value-type="string">
            <text:p>Professional</text:p>
          </table:table-cell>
          <table:table-cell table:style-name="ce75" office:value-type="string">
            <text:p>Professional HUD</text:p>
          </table:table-cell>
          <table:table-cell table:style-name="ce83" office:value-type="string">
            <text:p>All HUD element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Slick HUD Transitions</text:p>
          </table:table-cell>
          <table:table-cell table:style-name="ce83" office:value-type="string">
            <text:p>HUD elements slide/fade in/out as appropriate throughout the game, instead of always remaining on 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5">
          <table:table-cell table:style-name="ce104"/>
          <table:table-cell table:style-name="ce94"/>
          <table:table-cell/>
          <table:table-cell table:style-name="ce109" table:content-validation-name="val6" table:number-columns-repeated="2"/>
          <table:table-cell table:number-columns-repeated="1019"/>
        </table:table-row>
        <table:table-row table:style-name="ro5" table:number-rows-repeated="2">
          <table:table-cell table:style-name="ce104"/>
          <table:table-cell table:style-name="ce94"/>
          <table:table-cell/>
          <table:table-cell table:style-name="ce109" table:content-validation-name="val6"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5">
          <table:table-cell table:style-name="ce105"/>
          <table:table-cell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5">
          <table:table-cell table:style-name="ce104"/>
          <table:table-cell table:number-columns-repeated="2"/>
          <table:table-cell table:style-name="ce110" table:content-validation-name="val7"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4"/>
          <table:table-cell table:number-columns-repeated="2"/>
          <table:table-cell table:style-name="ce112"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2" table:content-validation-name="val8" table:number-columns-repeated="2"/>
          <table:table-cell table:number-columns-repeated="1019"/>
        </table:table-row>
        <table:table-row table:style-name="ro5">
          <table:table-cell table:style-name="ce105"/>
          <table:table-cell table:number-columns-repeated="2"/>
          <table:table-cell table:style-name="ce105" table:number-columns-repeated="2"/>
          <table:table-cell table:number-columns-repeated="1019"/>
        </table:table-row>
        <table:table-row table:style-name="ro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5" table:number-rows-repeated="2">
          <table:table-cell table:style-name="ce104"/>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05"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2"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table-cell table:style-name="ce104"/>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5" table:number-rows-repeated="2">
          <table:table-cell table:style-name="ce104"/>
          <table:table-cell table:style-name="ce94"/>
          <table:table-cell/>
          <table:table-cell table:style-name="ce112" table:content-validation-name="val8" table:number-columns-repeated="2"/>
          <table:table-cell table:style-name="ce94"/>
          <table:table-cell table:number-columns-repeated="1018"/>
        </table:table-row>
        <table:table-row table:style-name="ro5">
          <table:table-cell table:style-name="ce104"/>
          <table:table-cell table:style-name="ce94" table:number-columns-repeated="2"/>
          <table:table-cell table:style-name="ce112" table:content-validation-name="val8" table:number-columns-repeated="2"/>
          <table:table-cell table:style-name="ce94"/>
          <table:table-cell table:number-columns-repeated="1018"/>
        </table:table-row>
        <table:table-row table:style-name="ro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5" table:number-rows-repeated="3">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number-rows-repeated="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number-rows-repeated="2">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style-name="ce87"/>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5"/>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5" table:number-rows-repeated="2">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table-cell/>
          <table:table-cell table:style-name="ce111" table:content-validation-name="val8" table:number-columns-repeated="2"/>
          <table:table-cell table:number-columns-repeated="1019"/>
        </table:table-row>
        <table:table-row table:style-name="ro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5" table:number-rows-repeated="3">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number-columns-repeated="1019"/>
        </table:table-row>
        <table:table-row table:style-name="ro5">
          <table:table-cell table:style-name="ce105"/>
          <table:table-cell table:number-columns-repeated="2"/>
          <table:table-cell table:style-name="ce111" table:content-validation-name="val8" table:number-columns-repeated="2"/>
          <table:table-cell table:number-columns-repeated="1019"/>
        </table:table-row>
        <table:table-row table:style-name="ro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5" table:number-rows-repeated="101">
          <table:table-cell table:style-name="ce105"/>
          <table:table-cell table:number-columns-repeated="2"/>
          <table:table-cell table:style-name="ce111" table:content-validation-name="val8" table:number-columns-repeated="2"/>
          <table:table-cell table:number-columns-repeated="1019"/>
        </table:table-row>
        <table:table-row table:style-name="ro5" table:number-rows-repeated="65313">
          <table:table-cell table:number-columns-repeated="3"/>
          <table:table-cell table:content-validation-name="val8" table:number-columns-repeated="2"/>
          <table:table-cell table:number-columns-repeated="1019"/>
        </table:table-row>
        <table:table-row table:style-name="ro5" table:number-rows-repeated="983012">
          <table:table-cell table:number-columns-repeated="1024"/>
        </table:table-row>
        <table:table-row table:style-name="ro5">
          <table:table-cell table:number-columns-repeated="1024"/>
        </table:table-row>
      </table:table>
      <table:table table:name="NCRs" table:style-name="ta2">
        <office:forms form:automatic-focus="false" form:apply-design-mode="false"/>
        <table:table-column table:style-name="co18" table:default-cell-style-name="ce73"/>
        <table:table-column table:style-name="co1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6" table:number-columns-repeated="31" table:default-cell-style-name="ce134"/>
        <table:table-column table:style-name="co6" table:number-columns-repeated="987" table:default-cell-style-name="ce16"/>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NARRATIVE REQUIREMENTS</text:p>
          </table:table-cell>
          <table:table-cell table:style-name="ce88" table:formula="of:=&quot;&quot;&amp;COUNTIF([.D$10:.D$250];[.$A$2])&amp;&quot; &quot;&amp;[.$A$2]" office:value-type="string" office:string-value="40 Untested">
            <text:p>40 Untested</text:p>
          </table:table-cell>
          <table:table-cell table:style-name="ce88" table:formula="of:=&quot;&quot;&amp;COUNTIF([.E$10:.E$250];[.$A$2])&amp;&quot; &quot;&amp;[.$A$2]" office:value-type="string" office:string-value="40 Untested">
            <text:p>40 Untested</text:p>
          </table:table-cell>
          <table:table-cell table:style-name="ce63" office:value-type="string">
            <text:p>N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NCRs Missing">
            <text:p>Required N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NCRs Missing">
            <text:p>Basic N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NCRs Missing">
            <text:p>Intermediate NCRs Missing</text:p>
          </table:table-cell>
          <table:table-cell table:number-columns-repeated="1018"/>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NCRs Completed">
            <text:p>Intermediate NCRs Completed</text:p>
          </table:table-cell>
          <table:table-cell table:number-columns-repeated="1018"/>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NCRs Missing">
            <text:p>Advanced NCRs Missing</text:p>
          </table:table-cell>
          <table:table-cell table:number-columns-repeated="1018"/>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NCRs Completed">
            <text:p>Advanced NCRs Completed</text:p>
          </table:table-cell>
          <table:table-cell table:number-columns-repeated="1018"/>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NCRs Completed">
            <text:p>Professional NCRs Completed</text:p>
          </table:table-cell>
          <table:table-cell table:number-columns-repeated="1018"/>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NCRs Completed">
            <text:p>Innovative NCRs Completed</text:p>
          </table:table-cell>
          <table:table-cell table:number-columns-repeated="1018"/>
        </table:table-row>
        <table:table-row table:style-name="ro5">
          <table:table-cell table:style-name="ce113" office:value-type="string" table:number-columns-spanned="2" table:number-rows-spanned="1">
            <text:p><text:s/>EDITING</text:p>
          </table:table-cell>
          <table:covered-table-cell table:style-name="ce77"/>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4" office:value-type="string">
            <text:p>Required</text:p>
          </table:table-cell>
          <table:table-cell table:style-name="ce75" office:value-type="string">
            <text:p>Some Editing</text:p>
          </table:table-cell>
          <table:table-cell table:style-name="ce83" office:value-type="string">
            <text:p>Text has a dozen typos or fewer, and only one or tw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Basic</text:p>
          </table:table-cell>
          <table:table-cell table:style-name="ce75" office:value-type="string">
            <text:p>Basic Editing</text:p>
          </table:table-cell>
          <table:table-cell table:style-name="ce83" office:value-type="string">
            <text:p>Text has only one or two typos, and n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Editing w/Lots of Text</text:p>
          </table:table-cell>
          <table:table-cell table:style-name="ce83" office:value-type="string">
            <text:p>Text has no typos and has dec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Perfect Editing w/Lots of Text</text:p>
          </table:table-cell>
          <table:table-cell table:style-name="ce83" office:value-type="string">
            <text:p>Text has no typos and has excell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Localized Editing</text:p>
          </table:table-cell>
          <table:table-cell table:style-name="ce83" office:value-type="string">
            <text:p>Text is localized into one or more other languag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5" office:value-type="string" table:number-columns-spanned="2" table:number-rows-spanned="1">
            <text:p><text:s/>THEME</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Theme</text:p>
          </table:table-cell>
          <table:table-cell table:style-name="ce124" office:value-type="string">
            <text:p>Theme/conce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Theme</text:p>
          </table:table-cell>
          <table:table-cell table:style-name="ce124" office:value-type="string">
            <text:p>Theme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Theme</text:p>
          </table:table-cell>
          <table:table-cell table:style-name="ce124" office:value-type="string">
            <text:p>Theme is very stro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Theme</text:p>
          </table:table-cell>
          <table:table-cell table:style-name="ce124" office:value-type="string">
            <text:p>Theme is amazing and/or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Unique Theme</text:p>
          </table:table-cell>
          <table:table-cell table:style-name="ce124" office:value-type="string">
            <text:p>Theme is unique and unlike any other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5" office:value-type="string" table:number-columns-spanned="2" table:number-rows-spanned="1">
            <text:p><text:s/>SETTIN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Setting</text:p>
          </table:table-cell>
          <table:table-cell table:style-name="ce124" office:value-type="string">
            <text:p>If the game has a settin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Setting</text:p>
          </table:table-cell>
          <table:table-cell table:style-name="ce124" office:value-type="string">
            <text:p>If the game has a settin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Setting</text:p>
          </table:table-cell>
          <table:table-cell table:style-name="ce124" office:value-type="string">
            <text:p>Setting is evocative, interest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Setting</text:p>
          </table:table-cell>
          <table:table-cell table:style-name="ce124" office:value-type="string">
            <text:p>Settin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Explorable Setting</text:p>
          </table:table-cell>
          <table:table-cell table:style-name="ce85" office:value-type="string">
            <text:p>Setting is interesting to explore and has bits of interesting background to discover.</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Deep Setting</text:p>
          </table:table-cell>
          <table:table-cell table:style-name="ce124" office:value-type="string">
            <text:p>Setting is deep, rich, and very interest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5" office:value-type="string" table:number-columns-spanned="2" table:number-rows-spanned="1">
            <text:p><text:s/>CHARACTERS</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Characters</text:p>
          </table:table-cell>
          <table:table-cell table:style-name="ce124" office:value-type="string">
            <text:p>If the game has any characters, they are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4">
          <table:table-cell table:style-name="ce117" office:value-type="string">
            <text:p>Basic</text:p>
          </table:table-cell>
          <table:table-cell table:style-name="ce122" office:value-type="string">
            <text:p>Decent Characters</text:p>
          </table:table-cell>
          <table:table-cell table:style-name="ce125" office:value-type="string">
            <text:p>If the game has any characters, they do not actively work against the experience of the game.</text:p>
          </table:table-cell>
          <table:table-cell table:number-columns-repeated="2" table:style-name="ce130" table:content-validation-name="val4" office:value-type="string">
            <text:p>Untested</text:p>
          </table:table-cell>
          <table:table-cell table:style-name="ce133"/>
          <table:table-cell table:number-columns-repeated="1018"/>
        </table:table-row>
        <table:table-row table:style-name="ro5">
          <table:table-cell table:style-name="ce114" office:value-type="string">
            <text:p>Advanced</text:p>
          </table:table-cell>
          <table:table-cell table:style-name="ce75" office:value-type="string">
            <text:p>Good Characters</text:p>
          </table:table-cell>
          <table:table-cell table:style-name="ce124" office:value-type="string">
            <text:p>Characters fit the game well and greatly enhance the experience of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Professional</text:p>
          </table:table-cell>
          <table:table-cell table:style-name="ce75" office:value-type="string">
            <text:p>Related Characters</text:p>
          </table:table-cell>
          <table:table-cell table:style-name="ce124" office:value-type="string">
            <text:p>Characters relate to each other well in interesting ways (either directly or indirect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One Great Character</text:p>
          </table:table-cell>
          <table:table-cell table:style-name="ce85" office:value-type="string">
            <text:p>At least one character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Two Great Characters</text:p>
          </table:table-cell>
          <table:table-cell table:style-name="ce85" office:value-type="string">
            <text:p>At least two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Lots of Great Characters</text:p>
          </table:table-cell>
          <table:table-cell table:style-name="ce85" office:value-type="string">
            <text:p>At least three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5" office:value-type="string" table:number-columns-spanned="2" table:number-rows-spanned="1">
            <text:p><text:s/>DIALO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Dialog</text:p>
          </table:table-cell>
          <table:table-cell table:style-name="ce124" office:value-type="string">
            <text:p>If the game has dialo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Dialog</text:p>
          </table:table-cell>
          <table:table-cell table:style-name="ce124" office:value-type="string">
            <text:p>If the game has dialo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Dialog</text:p>
          </table:table-cell>
          <table:table-cell table:style-name="ce124" office:value-type="string">
            <text:p>Dialog is interesting or entertain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Dialog</text:p>
          </table:table-cell>
          <table:table-cell table:style-name="ce124" office:value-type="string">
            <text:p>Dialo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Professional</text:p>
          </table:table-cell>
          <table:table-cell table:style-name="ce75" office:value-type="string">
            <text:p>Varied Dialog</text:p>
          </table:table-cell>
          <table:table-cell table:style-name="ce85" office:value-type="string">
            <text:p>Dialog has a good amount of variety that works well for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Extensive Dialog</text:p>
          </table:table-cell>
          <table:table-cell table:style-name="ce124" office:value-type="string">
            <text:p>Dialog is extensive, with lots of variety, entertaining conversation trees, etc.</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5" office:value-type="string" table:number-columns-spanned="2" table:number-rows-spanned="1">
            <text:p><text:s/>STORY</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5">
          <table:table-cell table:style-name="ce116" office:value-type="string">
            <text:p>Required</text:p>
          </table:table-cell>
          <table:table-cell table:style-name="ce121" office:value-type="string">
            <text:p>Acceptable Story</text:p>
          </table:table-cell>
          <table:table-cell table:style-name="ce124" office:value-type="string">
            <text:p>If the game has a story,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6" office:value-type="string">
            <text:p>Basic</text:p>
          </table:table-cell>
          <table:table-cell table:style-name="ce121" office:value-type="string">
            <text:p>Decent Story</text:p>
          </table:table-cell>
          <table:table-cell table:style-name="ce124" office:value-type="string">
            <text:p>If the game has a story,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Story</text:p>
          </table:table-cell>
          <table:table-cell table:style-name="ce124" office:value-type="string">
            <text:p>Story is very good, well-paced,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Intro</text:p>
          </table:table-cell>
          <table:table-cell table:style-name="ce124" office:value-type="string">
            <text:p>Story has a good, interesting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Advanced</text:p>
          </table:table-cell>
          <table:table-cell table:style-name="ce75" office:value-type="string">
            <text:p>Good Ending</text:p>
          </table:table-cell>
          <table:table-cell table:style-name="ce124" office:value-type="string">
            <text:p>Story has a good, interesting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Story</text:p>
          </table:table-cell>
          <table:table-cell table:style-name="ce124" office:value-type="string">
            <text:p>Story is great and is integrated into the game seamless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Professional</text:p>
          </table:table-cell>
          <table:table-cell table:style-name="ce75" office:value-type="string">
            <text:p>Great Intro</text:p>
          </table:table-cell>
          <table:table-cell table:style-name="ce124" office:value-type="string">
            <text:p>Story has a great, memorable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Professional</text:p>
          </table:table-cell>
          <table:table-cell table:style-name="ce75" office:value-type="string">
            <text:p>Great Ending</text:p>
          </table:table-cell>
          <table:table-cell table:style-name="ce124" office:value-type="string">
            <text:p>Story has a great, memorable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Emotional Response</text:p>
          </table:table-cell>
          <table:table-cell table:style-name="ce85" office:value-type="string">
            <text:p>Story evokes a strong, positive emotional respons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5">
          <table:table-cell table:style-name="ce114" office:value-type="string">
            <text:p>Innovative</text:p>
          </table:table-cell>
          <table:table-cell table:style-name="ce75" office:value-type="string">
            <text:p>Mirthful Response</text:p>
          </table:table-cell>
          <table:table-cell table:style-name="ce85" office:value-type="string">
            <text:p>Story makes one of the instructors laugh out loud.</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table-cell table:style-name="ce114" office:value-type="string">
            <text:p>Innovative</text:p>
          </table:table-cell>
          <table:table-cell table:style-name="ce75" office:value-type="string">
            <text:p>Tearful Response</text:p>
          </table:table-cell>
          <table:table-cell table:style-name="ce85" office:value-type="string">
            <text:p>Story makes one of the instructors cry.</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5" table:number-rows-repeated="2">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5">
          <table:table-cell table:style-name="ce119"/>
          <table:table-cell table:style-name="ce94" table:number-columns-repeated="2"/>
          <table:table-cell table:style-name="ce131" table:content-validation-name="val9" table:number-columns-repeated="2"/>
          <table:table-cell table:style-name="ce94"/>
          <table:table-cell table:number-columns-repeated="1018"/>
        </table:table-row>
        <table:table-row table:style-name="ro5">
          <table:table-cell table:style-name="ce119"/>
          <table:table-cell table:style-name="ce94"/>
          <table:table-cell table:style-name="ce126"/>
          <table:table-cell table:style-name="ce131" table:content-validation-name="val9" table:number-columns-repeated="2"/>
          <table:table-cell table:style-name="ce94"/>
          <table:table-cell table:number-columns-repeated="1018"/>
        </table:table-row>
        <table:table-row table:style-name="ro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5">
          <table:table-cell table:style-name="ce119"/>
          <table:table-cell table:number-columns-repeated="2"/>
          <table:table-cell table:style-name="ce131" table:content-validation-name="val9" table:number-columns-repeated="2"/>
          <table:table-cell table:number-columns-repeated="1019"/>
        </table:table-row>
        <table:table-row table:style-name="ro5">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4">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table-cell table:style-name="ce127"/>
          <table:table-cell table:style-name="ce132" table:content-validation-name="val10" table:number-columns-repeated="2"/>
          <table:table-cell table:number-columns-repeated="1019"/>
        </table:table-row>
        <table:table-row table:style-name="ro5">
          <table:table-cell table:style-name="ce120"/>
          <table:table-cell/>
          <table:table-cell table:style-name="ce128"/>
          <table:table-cell table:style-name="ce132" table:content-validation-name="val10" table:number-columns-repeated="2"/>
          <table:table-cell table:number-columns-repeated="1019"/>
        </table:table-row>
        <table:table-row table:style-name="ro5" table:number-rows-repeated="12">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2">
          <table:table-cell table:style-name="ce120"/>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style-name="ce94"/>
          <table:table-cell/>
          <table:table-cell table:style-name="ce132" table:content-validation-name="val10" table:number-columns-repeated="2"/>
          <table:table-cell table:number-columns-repeated="1019"/>
        </table:table-row>
        <table:table-row table:style-name="ro5">
          <table:table-cell table:style-name="ce120"/>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20"/>
          <table:table-cell table:style-name="ce94"/>
          <table:table-cell/>
          <table:table-cell table:style-name="ce132" table:content-validation-name="val10" table:number-columns-repeated="2"/>
          <table:table-cell table:number-columns-repeated="1019"/>
        </table:table-row>
        <table:table-row table:style-name="ro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2">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table-cell/>
          <table:table-cell table:style-name="ce132" table:content-validation-name="val10" table:number-columns-repeated="2"/>
          <table:table-cell table:number-columns-repeated="1019"/>
        </table:table-row>
        <table:table-row table:style-name="ro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number-rows-repeated="3">
          <table:table-cell table:style-name="ce120"/>
          <table:table-cell table:number-columns-repeated="2"/>
          <table:table-cell table:style-name="ce132" table:content-validation-name="val10" table:number-columns-repeated="2"/>
          <table:table-cell table:number-columns-repeated="1019"/>
        </table:table-row>
        <table:table-row table:style-name="ro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5" table:number-rows-repeated="143">
          <table:table-cell table:style-name="ce120"/>
          <table:table-cell table:number-columns-repeated="2"/>
          <table:table-cell table:style-name="ce132" table:content-validation-name="val10" table:number-columns-repeated="2"/>
          <table:table-cell table:number-columns-repeated="1019"/>
        </table:table-row>
        <table:table-row table:style-name="ro5" table:number-rows-repeated="65253">
          <table:table-cell table:number-columns-repeated="3"/>
          <table:table-cell table:content-validation-name="val10"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ACRs" table:style-name="ta2">
        <office:forms form:automatic-focus="false" form:apply-design-mode="false"/>
        <table:table-column table:style-name="co20" table:default-cell-style-name="ce73"/>
        <table:table-column table:style-name="co21"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4" table:number-columns-repeated="230" table:default-cell-style-name="ce73"/>
        <table:table-column table:style-name="co7" table:number-columns-repeated="788"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AUDIO REQUIREMENTS</text:p>
          </table:table-cell>
          <table:table-cell table:style-name="ce88" table:formula="of:=&quot;&quot;&amp;COUNTIF([.D$10:.D$250];[.$A$2])&amp;&quot; &quot;&amp;[.$A$2]" office:value-type="string" office:string-value="41 Untested">
            <text:p>41 Untested</text:p>
          </table:table-cell>
          <table:table-cell table:style-name="ce88" table:formula="of:=&quot;&quot;&amp;COUNTIF([.E$10:.E$250];[.$A$2])&amp;&quot; &quot;&amp;[.$A$2]" office:value-type="string" office:string-value="41 Untested">
            <text:p>41 Untested</text:p>
          </table:table-cell>
          <table:table-cell table:style-name="ce63" office:value-type="string">
            <text:p>ACR</text:p>
          </table:table-cell>
          <table:table-cell table:number-columns-repeated="1018"/>
        </table:table-row>
        <table:table-row table:style-name="ro5">
          <table:table-cell table:style-name="ce64" office:value-type="string">
            <text:p>Untested</text:p>
          </table:table-cell>
          <table:table-cell table:style-name="ce75" office:value-type="string">
            <text:p>Has not been tested/checked</text:p>
          </table:table-cell>
          <table:table-cell table:style-name="ce140"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ACRs Missing">
            <text:p>Required ACRs Missing</text:p>
          </table:table-cell>
          <table:table-cell table:number-columns-repeated="1018"/>
        </table:table-row>
        <table:table-row table:style-name="ro5">
          <table:table-cell table:style-name="ce64" office:value-type="string">
            <text:p>Missing</text:p>
          </table:table-cell>
          <table:table-cell table:style-name="ce75" office:value-type="string">
            <text:p>Requirement not met</text:p>
          </table:table-cell>
          <table:covered-table-cell table:style-name="ce141"/>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ACRs Missing">
            <text:p>Basic ACRs Missing</text:p>
          </table:table-cell>
          <table:table-cell table:number-columns-repeated="1018"/>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141"/>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ACRs Missing">
            <text:p>Intermediate ACRs Missing</text:p>
          </table:table-cell>
          <table:table-cell table:style-name="ce96" table:number-columns-repeated="998"/>
          <table:table-cell table:number-columns-repeated="20"/>
        </table:table-row>
        <table:table-row table:style-name="ro5">
          <table:table-cell table:style-name="ce64" office:value-type="string">
            <text:p>Completed</text:p>
          </table:table-cell>
          <table:table-cell table:style-name="ce75" office:value-type="string">
            <text:p>Fully completed</text:p>
          </table:table-cell>
          <table:covered-table-cell table:style-name="ce141"/>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ACRs Completed">
            <text:p>Intermediate ACRs Completed</text:p>
          </table:table-cell>
          <table:table-cell table:style-name="ce96" table:number-columns-repeated="998"/>
          <table:table-cell table:number-columns-repeated="20"/>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141"/>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ACRs Missing">
            <text:p>Advanced ACRs Missing</text:p>
          </table:table-cell>
          <table:table-cell table:style-name="ce96" table:number-columns-repeated="998"/>
          <table:table-cell table:number-columns-repeated="20"/>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141"/>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ACRs Completed">
            <text:p>Advanced ACRs Completed</text:p>
          </table:table-cell>
          <table:table-cell table:style-name="ce96" table:number-columns-repeated="998"/>
          <table:table-cell table:number-columns-repeated="20"/>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141"/>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ACRs Completed">
            <text:p>Professional ACRs Completed</text:p>
          </table:table-cell>
          <table:table-cell table:style-name="ce96" table:number-columns-repeated="998"/>
          <table:table-cell table:number-columns-repeated="20"/>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96"/>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ACRs Completed">
            <text:p>Innovative ACRs Completed</text:p>
          </table:table-cell>
          <table:table-cell table:style-name="ce96" table:number-columns-repeated="998"/>
          <table:table-cell table:number-columns-repeated="20"/>
        </table:table-row>
        <table:table-row table:style-name="ro5">
          <table:table-cell table:style-name="ce135" office:value-type="string" table:number-columns-spanned="2" table:number-rows-spanned="1">
            <text:p><text:s/>MUSIC</text:p>
          </table:table-cell>
          <table:covered-table-cell table:style-name="ce82"/>
          <table:table-cell table:style-name="ce86" office:value-type="string">
            <text:p><text:span text:style-name="T7">Details</text:span> (a well-crafted audioscape of sound effects can take the place of music in some case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style-name="ce98" table:number-columns-repeated="998"/>
          <table:table-cell table:number-columns-repeated="20"/>
        </table:table-row>
        <table:table-row table:style-name="ro5">
          <table:table-cell table:style-name="ce136" office:value-type="string">
            <text:p>Required</text:p>
          </table:table-cell>
          <table:table-cell table:style-name="ce75" office:value-type="string">
            <text:p>Acceptable Music</text:p>
          </table:table-cell>
          <table:table-cell table:style-name="ce124" office:value-type="string">
            <text:p>All music is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Required</text:p>
          </table:table-cell>
          <table:table-cell table:style-name="ce75" office:value-type="string">
            <text:p>Placeholder Music</text:p>
          </table:table-cell>
          <table:table-cell table:style-name="ce83" office:value-type="string">
            <text:p>The game has music, but it is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Appropriate Music</text:p>
          </table:table-cell>
          <table:table-cell table:style-name="ce83" office:value-type="string">
            <text:p>Music is appropriate for the theme/style of the game.</text:p>
          </table:table-cell>
          <table:table-cell table:number-columns-repeated="2" table:style-name="ce144" table:content-validation-name="val4" office:value-type="string">
            <text:p>Untested</text:p>
          </table:table-cell>
          <table:table-cell table:style-name="ce75"/>
          <table:table-cell table:number-columns-repeated="1018"/>
        </table:table-row>
        <table:table-row table:style-name="ro5">
          <table:table-cell table:style-name="ce136" office:value-type="string">
            <text:p>Basic</text:p>
          </table:table-cell>
          <table:table-cell table:style-name="ce75" office:value-type="string">
            <text:p>Decent Quality Music</text:p>
          </table:table-cell>
          <table:table-cell table:style-name="ce83" office:value-type="string">
            <text:p>Music is of decent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Well-Matched Music</text:p>
          </table:table-cell>
          <table:table-cell table:style-name="ce85" office:value-type="string">
            <text:p>Music matches the game really wel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High Quality Music</text:p>
          </table:table-cell>
          <table:table-cell table:style-name="ce85" office:value-type="string">
            <text:p>Music is of high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75" office:value-type="string">
            <text:p>Varied Music</text:p>
          </table:table-cell>
          <table:table-cell table:style-name="ce85" office:value-type="string">
            <text:p>Music has a good variety of tracks in a way that works well for the game (this will usually require at least 3-5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139" office:value-type="string">
            <text:p>Dynamic Music</text:p>
          </table:table-cell>
          <table:table-cell table:style-name="ce85" office:value-type="string">
            <text:p>Music changes dynamically based on the situation in the game (not just because the player entered a new region or leve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Professional</text:p>
          </table:table-cell>
          <table:table-cell table:style-name="ce75" office:value-type="string">
            <text:p>Custom Music</text:p>
          </table:table-cell>
          <table:table-cell table:style-name="ce85" office:value-type="string">
            <text:p>Music is custom made by students at DigiPen.</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Extensive Music</text:p>
          </table:table-cell>
          <table:table-cell table:style-name="ce85" office:value-type="string">
            <text:p>Music has tons of variety in a way that works well for the game (this will usually require a dozen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Professional</text:p>
          </table:table-cell>
          <table:table-cell table:style-name="ce75" office:value-type="string">
            <text:p>Professional Music</text:p>
          </table:table-cell>
          <table:table-cell table:style-name="ce85" office:value-type="string">
            <text:p>Music is custom made and professional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8">
          <table:table-cell table:style-name="ce136" office:value-type="string">
            <text:p>Innovative</text:p>
          </table:table-cell>
          <table:table-cell table:style-name="ce75" office:value-type="string">
            <text:p>Innovative Music</text:p>
          </table:table-cell>
          <table:table-cell table:style-name="ce85" office:value-type="string">
            <text:p>Music is custom made and innovative—of a style or used in a way that has not been done befor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Innovative</text:p>
          </table:table-cell>
          <table:table-cell table:style-name="ce75" office:value-type="string">
            <text:p>Emotional Music</text:p>
          </table:table-cell>
          <table:table-cell table:style-name="ce85" office:value-type="string">
            <text:p>Music is emotionally resonant, not just high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5" office:value-type="string" table:number-columns-spanned="2" table:number-rows-spanned="1">
            <text:p><text:s/>SOUND EFFECTS</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5">
          <table:table-cell table:style-name="ce136" office:value-type="string">
            <text:p>Required</text:p>
          </table:table-cell>
          <table:table-cell table:style-name="ce75" office:value-type="string">
            <text:p>Acceptable Sound Effects</text:p>
          </table:table-cell>
          <table:table-cell table:style-name="ce124" office:value-type="string">
            <text:p>All sound effects are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Required</text:p>
          </table:table-cell>
          <table:table-cell table:style-name="ce75" office:value-type="string">
            <text:p>Placeholder Sound Effects</text:p>
          </table:table-cell>
          <table:table-cell table:style-name="ce83" office:value-type="string">
            <text:p>The game has some sound effects, but they are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Appropriate Sound Effects</text:p>
          </table:table-cell>
          <table:table-cell table:style-name="ce83" office:value-type="string">
            <text:p>Sound effects are appropriate for the theme/styl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Decent Quality Sound Effects</text:p>
          </table:table-cell>
          <table:table-cell table:style-name="ce83" office:value-type="string">
            <text:p>Sound effects are of decent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Decent Recorded Dialog</text:p>
          </table:table-cell>
          <table:table-cell table:style-name="ce83" office:value-type="string">
            <text:p>If the game has recorded dialog, the quality of the recording/voice-acting is not so poor that it detracts from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Menu Sound Effects</text:p>
          </table:table-cell>
          <table:table-cell table:style-name="ce83" office:value-type="string">
            <text:p>All menus play an appropriate sound when a given element of the menu is selected (and/or has the mouse over it).</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HUD Sound Effects</text:p>
          </table:table-cell>
          <table:table-cell table:style-name="ce83" office:value-type="string">
            <text:p>Appropriate sounds are played when any interactive HUD element changes stat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Well-Matched Sound Effects</text:p>
          </table:table-cell>
          <table:table-cell table:style-name="ce85" office:value-type="string">
            <text:p>Sound effects match the game really well.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Advanced</text:p>
          </table:table-cell>
          <table:table-cell table:style-name="ce75" office:value-type="string">
            <text:p>High Quality Sound Effects</text:p>
          </table:table-cell>
          <table:table-cell table:style-name="ce85" office:value-type="string">
            <text:p>Sound effects are of high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75" office:value-type="string">
            <text:p>Good Recorded Dialog</text:p>
          </table:table-cell>
          <table:table-cell table:style-name="ce83" office:value-type="string">
            <text:p>If the game has recorded dialog, the quality and quantity of the recording/voice-acting enhances the experience of the gam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Custom Sound Effects</text:p>
          </table:table-cell>
          <table:table-cell table:style-name="ce85" office:value-type="string">
            <text:p>Sound effects are mostly custom made/modified by students at DigiPen.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Professional Sound Effects</text:p>
          </table:table-cell>
          <table:table-cell table:style-name="ce85" office:value-type="string">
            <text:p>Sound effects are mostly custom made/modified and professional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Professional</text:p>
          </table:table-cell>
          <table:table-cell table:style-name="ce75" office:value-type="string">
            <text:p>Great Recorded Dialog</text:p>
          </table:table-cell>
          <table:table-cell table:style-name="ce83"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Innovative</text:p>
          </table:table-cell>
          <table:table-cell table:style-name="ce75" office:value-type="string">
            <text:p>Innovative Sound Effects</text:p>
          </table:table-cell>
          <table:table-cell table:style-name="ce85" office:value-type="string">
            <text:p>Sound effects are mostly custom made/modified and innovative—of a style or used in a way that has not been done before.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8">
          <table:table-cell table:style-name="ce136" office:value-type="string">
            <text:p>Innovative</text:p>
          </table:table-cell>
          <table:table-cell table:style-name="ce75" office:value-type="string">
            <text:p>Emotional Dialog</text:p>
          </table:table-cell>
          <table:table-cell table:style-name="ce85" office:value-type="string">
            <text:p>If the game has recorded dialog, it has one or more moments that evoke real emotion in the player.</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5" office:value-type="string" table:number-columns-spanned="2" table:number-rows-spanned="1">
            <text:p><text:s/>AUDIO FEEDBACK</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229"/>
          <table:table-cell table:style-name="ce99"/>
          <table:table-cell table:number-columns-repeated="788"/>
        </table:table-row>
        <table:table-row table:style-name="ro9">
          <table:table-cell table:style-name="ce136" office:value-type="string">
            <text:p>Required</text:p>
          </table:table-cell>
          <table:table-cell table:style-name="ce75" office:value-type="string">
            <text:p>Critical Audio Feedback</text:p>
          </table:table-cell>
          <table:table-cell table:style-name="ce83" office:value-type="string">
            <text:p>Game at least has some audio feedback for the most critical actions or events (moving, doing damage, and taking damage, at the very least). Requires at least three pieces of audio feedback.</text:p>
          </table:table-cell>
          <table:table-cell table:number-columns-repeated="2" table:style-name="ce144" table:content-validation-name="val4" office:value-type="string">
            <text:p>Untested</text:p>
          </table:table-cell>
          <table:table-cell table:style-name="ce78"/>
          <table:table-cell table:number-columns-repeated="229"/>
          <table:table-cell table:style-name="ce99"/>
          <table:table-cell table:number-columns-repeated="788"/>
        </table:table-row>
        <table:table-row table:style-name="ro7">
          <table:table-cell table:style-name="ce136" office:value-type="string">
            <text:p>Basic</text:p>
          </table:table-cell>
          <table:table-cell table:style-name="ce75" office:value-type="string">
            <text:p>Basic Audio Feedback</text:p>
          </table:table-cell>
          <table:table-cell table:style-name="ce8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Basic</text:p>
          </table:table-cell>
          <table:table-cell table:style-name="ce75" office:value-type="string">
            <text:p>Defeat Audio Feedback</text:p>
          </table:table-cell>
          <table:table-cell table:style-name="ce83" office:value-type="string">
            <text:p>A player's defeat, death, failure, etc. has appropriate audio feedback, assuming the game has defeat, death, failure,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Basic</text:p>
          </table:table-cell>
          <table:table-cell table:style-name="ce75" office:value-type="string">
            <text:p>Victory Audio Feedback</text:p>
          </table:table-cell>
          <table:table-cell table:style-name="ce83" office:value-type="string">
            <text:p>A player's victory, success, etc. has appropriate audio feedback, assuming the game has victory, success,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9">
          <table:table-cell table:style-name="ce136" office:value-type="string">
            <text:p>Advanced</text:p>
          </table:table-cell>
          <table:table-cell table:style-name="ce75" office:value-type="string">
            <text:p>Background Audio Feedback</text:p>
          </table:table-cell>
          <table:table-cell table:style-name="ce83" office:value-type="string">
            <text:p>Game has lots of bits of audio feedback for minor events and actions, or just in the background, that really make the game feel alive. You'll need dozens of pieces of background feedback to get this.</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5">
          <table:table-cell table:style-name="ce136" office:value-type="string">
            <text:p>Advanced</text:p>
          </table:table-cell>
          <table:table-cell table:style-name="ce75" office:value-type="string">
            <text:p>Extensive Audio Feedback</text:p>
          </table:table-cell>
          <table:table-cell table:style-name="ce83" office:value-type="string">
            <text:p>Overall audio feedback for major game events and actions is extensive and polished.</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Professional</text:p>
          </table:table-cell>
          <table:table-cell table:style-name="ce75" office:value-type="string">
            <text:p>Rewarding Audio Feedback</text:p>
          </table:table-cell>
          <table:table-cell table:style-name="ce83" office:value-type="string">
            <text:p>At one or more points, audio feedback alone (or with visuals) is used effectively as a reward for the player.</text:p>
          </table:table-cell>
          <table:table-cell table:number-columns-repeated="2" table:style-name="ce144" table:content-validation-name="val4" office:value-type="string">
            <text:p>Untested</text:p>
          </table:table-cell>
          <table:table-cell table:style-name="ce75"/>
          <table:table-cell table:number-columns-repeated="230"/>
          <table:table-cell table:style-name="ce73"/>
          <table:table-cell table:number-columns-repeated="787"/>
        </table:table-row>
        <table:table-row table:style-name="ro5">
          <table:table-cell table:style-name="ce136" office:value-type="string">
            <text:p>Professional</text:p>
          </table:table-cell>
          <table:table-cell table:style-name="ce75" office:value-type="string">
            <text:p>Clever Audio Feedback</text:p>
          </table:table-cell>
          <table:table-cell table:style-name="ce83" office:value-type="string">
            <text:p>One or more pieces of important audio feedback are conveyed in a particularly clever wa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Innovative</text:p>
          </table:table-cell>
          <table:table-cell table:style-name="ce75" office:value-type="string">
            <text:p>Epic Audio Feedback</text:p>
          </table:table-cell>
          <table:table-cell table:style-name="ce83" office:value-type="string">
            <text:p>At one or more points (usually when the player wins, but it doesn't have to be), audio feedback is over-the-top and epic (think Peggle).</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5">
          <table:table-cell table:style-name="ce135" office:value-type="string" table:number-columns-spanned="2" table:number-rows-spanned="1">
            <text:p><text:s/>AUDIO COHESION</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6">
          <table:table-cell table:style-name="ce136" office:value-type="string">
            <text:p>Required</text:p>
          </table:table-cell>
          <table:table-cell table:style-name="ce75" office:value-type="string">
            <text:p>Default Volume</text:p>
          </table:table-cell>
          <table:table-cell table:style-name="ce85" office:value-type="string">
            <text:p>Music and sound effects are audible at the default volume. Anything that is not audible will not be counted for any of the other requirement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Basic</text:p>
          </table:table-cell>
          <table:table-cell table:style-name="ce75" office:value-type="string">
            <text:p>Volume Mix</text:p>
          </table:table-cell>
          <table:table-cell table:style-name="ce142" office:value-type="string">
            <text:p>Volume mix between music and sound effects is decent. Remember that sound effects are more important than music in almost all games, so err on the side of making the sound effects louder than the music.</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5">
          <table:table-cell table:style-name="ce136" office:value-type="string">
            <text:p>Basic</text:p>
          </table:table-cell>
          <table:table-cell table:style-name="ce75" office:value-type="string">
            <text:p>Audio Consistency</text:p>
          </table:table-cell>
          <table:table-cell table:style-name="ce85" office:value-type="string">
            <text:p>Music and sound effects are consistent with each other and do not clash.</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8">
          <table:table-cell table:style-name="ce136" office:value-type="string">
            <text:p>Advanced</text:p>
          </table:table-cell>
          <table:table-cell table:style-name="ce75" office:value-type="string">
            <text:p>Perfect Cohesion</text:p>
          </table:table-cell>
          <table:table-cell table:style-name="ce85" office:value-type="string">
            <text:p>Music and sound effects blend together perfectly to significantly enhance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8"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number-columns-repeated="1019"/>
        </table:table-row>
        <table:table-row table:style-name="ro8" table:number-rows-repeated="2">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5"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8">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8">
          <table:table-cell table:style-name="ce138"/>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8"/>
          <table:table-cell table:style-name="ce94"/>
          <table:table-cell/>
          <table:table-cell table:style-name="ce146" table:content-validation-name="val11" table:number-columns-repeated="2"/>
          <table:table-cell table:number-columns-repeated="1019"/>
        </table:table-row>
        <table:table-row table:style-name="ro8" table:number-rows-repeated="4">
          <table:table-cell table:style-name="ce137"/>
          <table:table-cell table:style-name="ce94"/>
          <table:table-cell/>
          <table:table-cell table:style-name="ce145" table:content-validation-name="val11" table:number-columns-repeated="2"/>
          <table:table-cell table:number-columns-repeated="1019"/>
        </table:table-row>
        <table:table-row table:style-name="ro8">
          <table:table-cell table:style-name="ce138"/>
          <table:table-cell table:number-columns-repeated="2"/>
          <table:table-cell table:style-name="ce138" table:number-columns-repeated="2"/>
          <table:table-cell table:number-columns-repeated="1019"/>
        </table:table-row>
        <table:table-row table:style-name="ro8" table:number-rows-repeated="4">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8">
          <table:table-cell table:style-name="ce138"/>
          <table:table-cell table:style-name="ce94"/>
          <table:table-cell/>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5"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5" table:content-validation-name="val11" table:number-columns-repeated="2"/>
          <table:table-cell table:number-columns-repeated="1019"/>
        </table:table-row>
        <table:table-row table:style-name="ro8">
          <table:table-cell table:style-name="ce138"/>
          <table:table-cell table:number-columns-repeated="2"/>
          <table:table-cell table:style-name="ce138" table:number-columns-repeated="2"/>
          <table:table-cell table:number-columns-repeated="1019"/>
        </table:table-row>
        <table:table-row table:style-name="ro8">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8"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38"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5"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table-cell table:style-name="ce137"/>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8">
          <table:table-cell table:style-name="ce137"/>
          <table:table-cell table:style-name="ce94"/>
          <table:table-cell/>
          <table:table-cell table:style-name="ce145" table:content-validation-name="val11" table:number-columns-repeated="2"/>
          <table:table-cell table:number-columns-repeated="1019"/>
        </table:table-row>
        <table:table-row table:style-name="ro8" table:number-rows-repeated="3">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8">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8" table:number-rows-repeated="3">
          <table:table-cell table:style-name="ce137"/>
          <table:table-cell table:style-name="ce94"/>
          <table:table-cell/>
          <table:table-cell table:style-name="ce145" table:content-validation-name="val11" table:number-columns-repeated="2"/>
          <table:table-cell table:number-columns-repeated="1019"/>
        </table:table-row>
        <table:table-row table:style-name="ro8" table:number-rows-repeated="8">
          <table:table-cell table:style-name="ce138"/>
          <table:table-cell table:style-name="ce94"/>
          <table:table-cell/>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number-columns-repeated="1019"/>
        </table:table-row>
        <table:table-row table:style-name="ro8" table:number-rows-repeated="4">
          <table:table-cell table:style-name="ce138"/>
          <table:table-cell table:style-name="ce94"/>
          <table:table-cell/>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number-columns-repeated="1019"/>
        </table:table-row>
        <table:table-row table:style-name="ro8"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8" table:number-rows-repeated="3">
          <table:table-cell table:style-name="ce138"/>
          <table:table-cell table:style-name="ce94"/>
          <table:table-cell/>
          <table:table-cell table:style-name="ce146" table:content-validation-name="val11" table:number-columns-repeated="2"/>
          <table:table-cell table:number-columns-repeated="1019"/>
        </table:table-row>
        <table:table-row table:style-name="ro8"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8" table:number-rows-repeated="3">
          <table:table-cell table:style-name="ce137"/>
          <table:table-cell table:style-name="ce94"/>
          <table:table-cell/>
          <table:table-cell table:style-name="ce146" table:content-validation-name="val11" table:number-columns-repeated="2"/>
          <table:table-cell table:number-columns-repeated="1019"/>
        </table:table-row>
        <table:table-row table:style-name="ro8"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8">
          <table:table-cell table:style-name="ce137"/>
          <table:table-cell table:style-name="ce94"/>
          <table:table-cell/>
          <table:table-cell table:style-name="ce146" table:content-validation-name="val11" table:number-columns-repeated="2"/>
          <table:table-cell table:number-columns-repeated="1019"/>
        </table:table-row>
        <table:table-row table:style-name="ro8"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8"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8">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8" table:number-rows-repeated="107">
          <table:table-cell table:style-name="ce138"/>
          <table:table-cell table:number-columns-repeated="2"/>
          <table:table-cell table:style-name="ce146" table:content-validation-name="val11" table:number-columns-repeated="2"/>
          <table:table-cell table:number-columns-repeated="1019"/>
        </table:table-row>
        <table:table-row table:style-name="ro8" table:number-rows-repeated="65307">
          <table:table-cell table:number-columns-repeated="3"/>
          <table:table-cell table:content-validation-name="val11" table:number-columns-repeated="2"/>
          <table:table-cell table:number-columns-repeated="1019"/>
        </table:table-row>
        <table:table-row table:style-name="ro8" table:number-rows-repeated="983018">
          <table:table-cell table:number-columns-repeated="1024"/>
        </table:table-row>
        <table:table-row table:style-name="ro8">
          <table:table-cell table:number-columns-repeated="1024"/>
        </table:table-row>
      </table:table>
      <table:table table:name="TCRs" table:style-name="ta2">
        <office:forms form:automatic-focus="false" form:apply-design-mode="false"/>
        <table:table-column table:style-name="co20" table:default-cell-style-name="ce73"/>
        <table:table-column table:style-name="co16" table:default-cell-style-name="ce73"/>
        <table:table-column table:style-name="co10" table:default-cell-style-name="ce73"/>
        <table:table-column table:style-name="co11" table:number-columns-repeated="2" table:default-cell-style-name="ce158"/>
        <table:table-column table:style-name="co12" table:default-cell-style-name="ce73"/>
        <table:table-column table:style-name="co14" table:number-columns-repeated="241" table:default-cell-style-name="ce73"/>
        <table:table-column table:style-name="co7" table:number-columns-repeated="771" table:default-cell-style-name="ce99"/>
        <table:table-row table:style-name="ro1">
          <table:table-cell table:style-name="ce63" office:value-type="string">
            <text:p>STATUS LIST</text:p>
          </table:table-cell>
          <table:table-cell table:style-name="ce74" office:value-type="string">
            <text:p>STATUS DESCRIPTION</text:p>
          </table:table-cell>
          <table:table-cell table:style-name="ce63" office:value-type="string">
            <text:p>TECHNICAL REQUIREMENTS</text:p>
          </table:table-cell>
          <table:table-cell table:style-name="ce88" table:formula="of:=&quot;&quot;&amp;COUNTIF([.D$10:.D$150];[.$A$2])&amp;&quot; &quot;&amp;[.$A$2]" office:value-type="string" office:string-value="14 Untested">
            <text:p>14 Untested</text:p>
          </table:table-cell>
          <table:table-cell table:style-name="ce88" table:formula="of:=&quot;&quot;&amp;COUNTIF([.E$10:.E$150];[.$A$2])&amp;&quot; &quot;&amp;[.$A$2]" office:value-type="string" office:string-value="14 Untested">
            <text:p>14 Untested</text:p>
          </table:table-cell>
          <table:table-cell table:style-name="ce63" office:value-type="string">
            <text:p>TCR</text:p>
          </table:table-cell>
          <table:table-cell table:number-columns-repeated="1012"/>
        </table:table-row>
        <table:table-row table:style-name="ro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0">
            <text:p>0</text:p>
          </table:table-cell>
          <table:table-cell table:style-name="ce89" table:formula="of:=SUMPRODUCT(([.$A$10:.$A$150]=&quot;Required&quot;)*([.E$10:.E$150]=&quot;Missing&quot;))+0.5*SUMPRODUCT(([.$A$10:.$A$150]=&quot;Required&quot;)*([.E$10:.E$150]=&quot;Partial&quot;))" office:value-type="float" office:value="0">
            <text:p>0</text:p>
          </table:table-cell>
          <table:table-cell table:style-name="ce75" table:formula="of:=&quot;Required &quot;&amp;[.$F$1]&amp;&quot;s &quot;&amp;[.A3]" office:value-type="string" office:string-value="Required TCRs Missing">
            <text:p>Required TCRs Missing</text:p>
          </table:table-cell>
          <table:table-cell table:number-columns-repeated="1012"/>
        </table:table-row>
        <table:table-row table:style-name="ro1">
          <table:table-cell table:style-name="ce64" office:value-type="string">
            <text:p>Missing</text:p>
          </table:table-cell>
          <table:table-cell table:style-name="ce75" office: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0">
            <text:p>0</text:p>
          </table:table-cell>
          <table:table-cell table:style-name="ce89" table:formula="of:=SUMPRODUCT(([.$A$10:.$A$150]=&quot;Basic&quot;)*([.E$10:.E$150]=&quot;Missing&quot;))+0.5*SUMPRODUCT(([.$A$10:.$A$150]=&quot;Basic&quot;)*([.E$10:.E$150]=&quot;Partial&quot;))" office:value-type="float" office:value="0">
            <text:p>0</text:p>
          </table:table-cell>
          <table:table-cell table:style-name="ce75" table:formula="of:=&quot;Basic &quot;&amp;[.$F$1]&amp;&quot;s &quot;&amp;[.A3]" office:value-type="string" office:string-value="Basic TCRs Missing">
            <text:p>Basic TCRs Missing</text:p>
          </table:table-cell>
          <table:table-cell table:number-columns-repeated="1012"/>
        </table:table-row>
        <table:table-row table:style-name="ro1">
          <table:table-cell table:style-name="ce64" office:value-type="string">
            <text:p>Partial</text:p>
          </table:table-cell>
          <table:table-cell table:style-name="ce75" office: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text:p>0</text:p>
          </table:table-cell>
          <table:table-cell table:style-name="ce89" table:formula="of:=SUMPRODUCT(([.$A$10:.$A$150]=&quot;Intermediate&quot;)*([.E$10:.E$150]=&quot;Missing&quot;))+0.5*SUMPRODUCT(([.$A$10:.$A$150]=&quot;Intermediate&quot;)*([.E$10:.E$150]=&quot;Partial&quot;))" office:value-type="float" office:value="0">
            <text:p>0</text:p>
          </table:table-cell>
          <table:table-cell table:style-name="ce75" table:formula="of:=&quot;Intermediate &quot;&amp;[.$F$1]&amp;&quot;s &quot;&amp;[.A3]" office:value-type="string" office:string-value="Intermediate TCRs Missing">
            <text:p>Intermediate TCRs Missing</text:p>
          </table:table-cell>
          <table:table-cell table:number-columns-repeated="1012"/>
        </table:table-row>
        <table:table-row table:style-name="ro1">
          <table:table-cell table:style-name="ce64" office:value-type="string">
            <text:p>Completed</text:p>
          </table:table-cell>
          <table:table-cell table:style-name="ce75" office: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75" table:formula="of:=&quot;Intermediate &quot;&amp;[.$F$1]&amp;&quot;s &quot;&amp;[.A5]" office:value-type="string" office:string-value="Intermediate TCRs Completed">
            <text:p>Intermediate TCRs Completed</text:p>
          </table:table-cell>
          <table:table-cell table:number-columns-repeated="1012"/>
        </table:table-row>
        <table:table-row table:style-name="ro1">
          <table:table-cell table:style-name="ce64" office:value-type="string">
            <text:p>Pre-Passed</text:p>
          </table:table-cell>
          <table:table-cell table:style-name="ce75" office: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text:p>0</text:p>
          </table:table-cell>
          <table:table-cell table:style-name="ce89" table:formula="of:=SUMPRODUCT(([.$A$10:.$A$150]=&quot;Advanced&quot;)*([.E$10:.E$150]=&quot;Missing&quot;))+0.5*SUMPRODUCT(([.$A$10:.$A$150]=&quot;Advanced&quot;)*([.E$10:.E$150]=&quot;Partial&quot;))" office:value-type="float" office:value="0">
            <text:p>0</text:p>
          </table:table-cell>
          <table:table-cell table:style-name="ce75" table:formula="of:=&quot;Advanced &quot;&amp;[.$F$1]&amp;&quot;s &quot;&amp;[.A3]" office:value-type="string" office:string-value="Advanced TCRs Missing">
            <text:p>Advanced TCRs Missing</text:p>
          </table:table-cell>
          <table:table-cell table:number-columns-repeated="1012"/>
        </table:table-row>
        <table:table-row table:style-name="ro1">
          <table:table-cell table:style-name="ce64" office:value-type="string">
            <text:p>Waived</text:p>
          </table:table-cell>
          <table:table-cell table:style-name="ce75" office: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0">
            <text:p>0</text:p>
          </table:table-cell>
          <table:table-cell table:style-name="ce89" table:formula="of:=SUMPRODUCT(([.$A$10:.$A$150]=&quot;Advanced&quot;)*([.E$10:.E$150]=&quot;Completed&quot;))+SUMPRODUCT(([.$A$10:.$A$150]=&quot;Advanced&quot;)*([.E$10:.E$150]=&quot;Pre-Passed&quot;))+0.5*SUMPRODUCT(([.$A$10:.$A$150]=&quot;Advanced&quot;)*([.E$10:.E$150]=&quot;Partial&quot;))" office:value-type="float" office:value="0">
            <text:p>0</text:p>
          </table:table-cell>
          <table:table-cell table:style-name="ce75" table:formula="of:=&quot;Advanced &quot;&amp;[.$F$1]&amp;&quot;s &quot;&amp;[.A5]" office:value-type="string" office:string-value="Advanced TCRs Completed">
            <text:p>Advanced TCRs Completed</text:p>
          </table:table-cell>
          <table:table-cell table:style-name="ce96" table:number-columns-repeated="1009"/>
          <table:table-cell table:number-columns-repeated="3"/>
        </table:table-row>
        <table:table-row table:style-name="ro1">
          <table:table-cell table:style-name="ce65" office:value-type="string">
            <text:p>Not Applicable</text:p>
          </table:table-cell>
          <table:table-cell table:style-name="ce75" office: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75" table:formula="of:=&quot;Professional &quot;&amp;[.$F$1]&amp;&quot;s &quot;&amp;[.A5]" office:value-type="string" office:string-value="Professional TCRs Completed">
            <text:p>Professional TCRs Completed</text:p>
          </table:table-cell>
          <table:table-cell table:style-name="ce96" table:number-columns-repeated="1009"/>
          <table:table-cell table:number-columns-repeated="3"/>
        </table:table-row>
        <table:table-row table:style-name="ro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75" table:formula="of:=&quot;Innovative &quot;&amp;[.$F$1]&amp;&quot;s &quot;&amp;[.A5]" office:value-type="string" office:string-value="Innovative TCRs Completed">
            <text:p>Innovative TCRs Completed</text:p>
          </table:table-cell>
          <table:table-cell table:style-name="ce96" table:number-columns-repeated="1009"/>
          <table:table-cell table:number-columns-repeated="3"/>
        </table:table-row>
        <table:table-row table:style-name="ro1">
          <table:table-cell table:style-name="ce147" office:value-type="string" table:number-columns-spanned="2" table:number-rows-spanned="1">
            <text:p><text:s/>SUBMISSION</text:p>
          </table:table-cell>
          <table:covered-table-cell table:style-name="ce77"/>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style-name="ce98" table:number-columns-repeated="1009"/>
          <table:table-cell table:number-columns-repeated="3"/>
        </table:table-row>
        <table:table-row table:style-name="ro15">
          <table:table-cell table:style-name="ce148" office:value-type="string">
            <text:p>Required</text:p>
          </table:table-cell>
          <table:table-cell table:style-name="ce151" office:value-type="string">
            <text:p>Lab Machines</text:p>
          </table:table-cell>
          <table:table-cell table:style-name="ce154"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Editor Not Required</text:p>
          </table:table-cell>
          <table:table-cell table:style-name="ce154" office:value-type="string">
            <text:p>The game does not require the user to run the project through the Zero Editor.</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16">
          <table:table-cell table:style-name="ce148" office:value-type="string">
            <text:p>Basic</text:p>
          </table:table-cell>
          <table:table-cell table:style-name="ce151" office:value-type="string">
            <text:p>Cheat Codes</text:p>
          </table:table-cell>
          <table:table-cell table:style-name="ce154"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
          <table:table-cell table:style-name="ce149" office:value-type="string" table:number-columns-spanned="2" table:number-rows-spanned="1">
            <text:p><text:s/>UI and INPUT</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4">
          <table:table-cell table:style-name="ce148" office:value-type="string">
            <text:p>Required</text:p>
          </table:table-cell>
          <table:table-cell table:style-name="ce151" office:value-type="string">
            <text:p>Title Screen</text:p>
          </table:table-cell>
          <table:table-cell table:style-name="ce154" office:value-type="string">
            <text:p>Game must have a title screen, containing the game name and a method for starting the game. This can be either a key press, a menu option, or start button on the controller.</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Required</text:p>
          </table:table-cell>
          <table:table-cell table:style-name="ce151" office:value-type="string">
            <text:p>UI Works</text:p>
          </table:table-cell>
          <table:table-cell table:style-name="ce154" office:value-type="string">
            <text:p>All of the main UI actually works, even if it has other problem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DigiPen Copyright</text:p>
          </table:table-cell>
          <table:table-cell table:style-name="ce154" office:value-type="string">
            <text:p>Game must display the official DigiPen copyright on the game’s title screen. This notice <text:s/>is found on DigiPen Central at distance.digipen.edu.</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No Debug Info</text:p>
          </table:table-cell>
          <table:table-cell table:style-name="ce154" office:value-type="string">
            <text:p>Game must not display any debug text or other debug info by default. It’s okay to have something on an options screen that turns on debugging featur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7">
          <table:table-cell table:style-name="ce148" office:value-type="string">
            <text:p>Basic</text:p>
          </table:table-cell>
          <table:table-cell table:style-name="ce151" office:value-type="string">
            <text:p>Gamepad/Peripheral Screen</text:p>
          </table:table-cell>
          <table:table-cell table:style-name="ce154"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1">
          <table:table-cell table:style-name="ce149" office:value-type="string" table:number-columns-spanned="2" table:number-rows-spanned="1">
            <text:p><text:s/>STABILITY</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2">
          <table:table-cell table:style-name="ce148" office:value-type="string">
            <text:p>Required</text:p>
          </table:table-cell>
          <table:table-cell table:style-name="ce151" office:value-type="string">
            <text:p>Low Stability</text:p>
          </table:table-cell>
          <table:table-cell table:style-name="ce154" office:value-type="string">
            <text:p>Game must be able to run occasionally without crashing or destabilizing the operating system, and without soft locking in a way that continually prevents the game from being played.</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Medium Stability</text:p>
          </table:table-cell>
          <table:table-cell table:style-name="ce154" office:value-type="string">
            <text:p>The game crashed once at most and only soft-locks infrequentl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Basic</text:p>
          </table:table-cell>
          <table:table-cell table:style-name="ce151" office:value-type="string">
            <text:p>Frame Rate</text:p>
          </table:table-cell>
          <table:table-cell table:style-name="ce154" office:value-type="string">
            <text:p>The frame rate is not too low, and does not interfere with game 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Transitions</text:p>
          </table:table-cell>
          <table:table-cell table:style-name="ce154" office:value-type="string">
            <text:p>Load times and transitions between menus or game episodes isn't overly long, and doesn't allow the user to question whether the game has crashed or stopped responding.</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3">
          <table:table-cell table:style-name="ce148" office:value-type="string">
            <text:p>Advanced</text:p>
          </table:table-cell>
          <table:table-cell table:style-name="ce151" office:value-type="string">
            <text:p>High Stability</text:p>
          </table:table-cell>
          <table:table-cell table:style-name="ce154" office:value-type="string">
            <text:p>Game must never crash or destabilize the operating system. </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Advanced</text:p>
          </table:table-cell>
          <table:table-cell table:style-name="ce151" office:value-type="string">
            <text:p>No Soft Locks</text:p>
          </table:table-cell>
          <table:table-cell table:style-name="ce154" office:value-type="string">
            <text:p>The game must not reach a "soft lock" state in which it must be shutdown, quit, or restarted <text:s/>to continue game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 table:number-rows-repeated="224">
          <table:table-cell table:style-name="ce150"/>
          <table:table-cell table:number-columns-repeated="2"/>
          <table:table-cell table:style-name="ce157" table:content-validation-name="val12" table:number-columns-repeated="2"/>
          <table:table-cell table:number-columns-repeated="1013"/>
        </table:table-row>
        <table:table-row table:style-name="ro1" table:number-rows-repeated="65136">
          <table:table-cell table:number-columns-repeated="3"/>
          <table:table-cell table:content-validation-name="val12" table:number-columns-repeated="2"/>
          <table:table-cell table:number-columns-repeated="1013"/>
        </table:table-row>
        <table:table-row table:style-name="ro1" table:number-rows-repeated="983189">
          <table:table-cell table:number-columns-repeated="1018"/>
        </table:table-row>
        <table:table-row table:style-name="ro1">
          <table:table-cell table:number-columns-repeated="1018"/>
        </table:table-row>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0"/>
        <table:table-column table:style-name="co26" table:default-cell-style-name="ce179"/>
        <table:table-column table:style-name="co24" table:default-cell-style-name="ce179"/>
        <table:table-column table:style-name="co25" table:default-cell-style-name="ce188"/>
        <table:table-column table:style-name="co25" table:default-cell-style-name="ce200"/>
        <table:table-column table:style-name="co27" table:default-cell-style-name="ce62"/>
        <table:table-column table:style-name="co28" table:default-cell-style-name="ce62"/>
        <table:table-column table:style-name="co6" table:number-columns-repeated="1013" table:default-cell-style-name="ce62"/>
        <table:table-row table:style-name="ro18">
          <table:table-cell table:style-name="ce159" office:value-type="string" table:number-columns-spanned="1" table:number-rows-spanned="3">
            <text:p>MENTAL</text:p>
            <text:p>CHALLENGE</text:p>
          </table:table-cell>
          <table:table-cell table:style-name="ce171"/>
          <table:table-cell table:style-name="ce177" office:value-type="string" table:number-columns-spanned="3" table:number-rows-spanned="1">
            <text:p>STUDENT</text:p>
          </table:table-cell>
          <table:covered-table-cell table:style-name="ce186"/>
          <table:covered-table-cell table:style-name="ce198"/>
          <table:table-cell table:style-name="ce206"/>
          <table:table-cell table:style-name="ce177" office:value-type="string" table:number-columns-spanned="3" table:number-rows-spanned="1">
            <text:p>INSTRUCTOR</text:p>
          </table:table-cell>
          <table:covered-table-cell table:style-name="ce186"/>
          <table:covered-table-cell table:style-name="ce198"/>
          <table:table-cell table:number-columns-repeated="1015"/>
        </table:table-row>
        <table:table-row table:style-name="ro18">
          <table:covered-table-cell table:style-name="ce160"/>
          <table:table-cell table:style-name="ce171"/>
          <table:table-cell table:style-name="ce177" office:value-type="string" table:number-columns-spanned="3" table:number-rows-spanned="1">
            <text:p>GRADE</text:p>
          </table:table-cell>
          <table:covered-table-cell table:style-name="ce186"/>
          <table:covered-table-cell table:style-name="ce198"/>
          <table:table-cell table:style-name="ce206"/>
          <table:table-cell table:style-name="ce177" office:value-type="string" table:number-columns-spanned="3" table:number-rows-spanned="1">
            <text:p>GRADE</text:p>
          </table:table-cell>
          <table:covered-table-cell table:style-name="ce186"/>
          <table:covered-table-cell table:style-name="ce198"/>
          <table:table-cell table:number-columns-repeated="1015"/>
        </table:table-row>
        <table:table-row table:style-name="ro19">
          <table:covered-table-cell table:style-name="ce161"/>
          <table:table-cell table:style-name="ce172"/>
          <table:table-cell table:style-name="ce178" table:formula="of:=[.A6]+[.C6]+[$Submission.$E$33]" office:value-type="percentage" office:value="0.75" table:number-columns-spanned="3" table:number-rows-spanned="1">
            <text:p>75%</text:p>
          </table:table-cell>
          <table:covered-table-cell table:style-name="ce187"/>
          <table:covered-table-cell table:style-name="ce199"/>
          <table:table-cell table:style-name="ce207"/>
          <table:table-cell table:style-name="ce178" table:formula="of:=[.A6]+[.G6]+[.K10]+[$Submission.$E$33]" office:value-type="percentage" office:value="0.78" table:number-columns-spanned="3" table:number-rows-spanned="1">
            <text:p>78%</text:p>
          </table:table-cell>
          <table:covered-table-cell table:style-name="ce187"/>
          <table:covered-table-cell table:style-name="ce199"/>
          <table:table-cell table:number-columns-repeated="1015"/>
        </table:table-row>
        <table:table-row table:style-name="ro1">
          <table:table-cell table:number-columns-repeated="10"/>
          <table:table-cell table:style-name="ce210" office:value-type="string" table:number-columns-spanned="1" table:number-rows-spanned="2">
            <text:p>Student-Instructor Mods Difference</text:p>
          </table:table-cell>
          <table:table-cell table:number-columns-repeated="1013"/>
        </table:table-row>
        <table:table-row table:style-name="ro1">
          <table:table-cell table:style-name="ce163" office:value-type="string">
            <text:p>BASE GRADE</text:p>
          </table:table-cell>
          <table:table-cell table:style-name="ce174"/>
          <table:table-cell table:style-name="ce180" office:value-type="string" table:number-columns-spanned="3" table:number-rows-spanned="1">
            <text:p>STUDENT MODS</text:p>
          </table:table-cell>
          <table:covered-table-cell table:style-name="ce189"/>
          <table:covered-table-cell table:style-name="ce201"/>
          <table:table-cell table:style-name="ce32"/>
          <table:table-cell table:style-name="ce180" office:value-type="string" table:number-columns-spanned="3" table:number-rows-spanned="1">
            <text:p>INSTRUCTOR MODS</text:p>
          </table:table-cell>
          <table:covered-table-cell table:style-name="ce189"/>
          <table:covered-table-cell table:style-name="ce201"/>
          <table:table-cell/>
          <table:covered-table-cell table:style-name="ce211"/>
          <table:table-cell table:number-columns-repeated="1013"/>
        </table:table-row>
        <table:table-row table:style-name="ro1">
          <table:table-cell table:style-name="ce164" table:formula="of:=[$Submission.$E$36]+0.75" office:value-type="percentage" office:value="0.75">
            <text:p>75%</text:p>
          </table:table-cell>
          <table:table-cell table:style-name="ce174"/>
          <table:table-cell table:style-name="ce181" table:formula="of:=[.E14]+[.E22]+[.E30]+[.E38]+[.E46]" office:value-type="percentage" office:value="0" table:number-columns-spanned="3" table:number-rows-spanned="1">
            <text:p>0.00%</text:p>
          </table:table-cell>
          <table:covered-table-cell table:style-name="ce181"/>
          <table:covered-table-cell table:style-name="ce201"/>
          <table:table-cell table:style-name="ce32"/>
          <table:table-cell table:style-name="ce181" table:formula="of:=[.I14]+[.I22]+[.I30]+[.I38]+[.I46]" office:value-type="percentage" office:value="0" table:number-columns-spanned="3" table:number-rows-spanned="1">
            <text:p>0.00%</text:p>
          </table:table-cell>
          <table:covered-table-cell table:style-name="ce181"/>
          <table:covered-table-cell table:style-name="ce201"/>
          <table:table-cell/>
          <table:table-cell table:style-name="ce212" table:formula="of:=ABS([.$C$6]-[.$G$6])" office:value-type="percentage" office:value="0">
            <text:p>0.00%</text:p>
          </table:table-cell>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table-cell table:style-name="ce213"/>
          <table:table-cell table:number-columns-repeated="1013"/>
        </table:table-row>
        <table:table-row table:style-name="ro1">
          <table:table-cell table:style-name="ce166" office:value-type="string">
            <text:p>Design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0" office:value-type="string" table:number-columns-spanned="1" table:number-rows-spanned="2">
            <text:p>Student Grading Accuracy Bonus</text:p>
          </table:table-cell>
          <table:table-cell table:number-columns-repeated="1013"/>
        </table:table-row>
        <table:table-row table:style-name="ro1">
          <table:table-cell table:style-name="ce167" table:formula="of:=&quot;Missing Required DCRs (out of &quot;&amp;COUNTIF([$DCRs.$A$10:.$A$255];&quot;Required&quot;)&amp;&quot;)&quot;" office:value-type="string" office:string-value="Missing Required DCRs (out of 12)">
            <text:p>Missing Required DCRs (out of 12)</text:p>
          </table:table-cell>
          <table:table-cell table:style-name="ce174"/>
          <table:table-cell table:style-name="ce183" table:formula="of:=[$DCRs.$D$2]" office:value-type="float" office:value="0">
            <text:p>0</text:p>
          </table:table-cell>
          <table:table-cell table:style-name="ce191" office:value-type="percentage" office:value="-0.1">
            <text:p>-10%</text:p>
          </table:table-cell>
          <table:table-cell table:style-name="ce204" table:formula="of:=[.C9]*[.D9]" office:value-type="percentage" office:value="-0">
            <text:p>0.00%</text:p>
          </table:table-cell>
          <table:table-cell table:style-name="ce32"/>
          <table:table-cell table:style-name="ce183" table:formula="of:=[$DCRs.$E$2]" office:value-type="float" office:value="0">
            <text:p>0</text:p>
          </table:table-cell>
          <table:table-cell table:style-name="ce191" office:value-type="percentage" office:value="-0.1">
            <text:p>-10%</text:p>
          </table:table-cell>
          <table:table-cell table:style-name="ce204" table:formula="of:=[.G9]*[.H9]" office:value-type="percentage" office:value="-0">
            <text:p>0.00%</text:p>
          </table:table-cell>
          <table:table-cell/>
          <table:covered-table-cell table:style-name="ce211"/>
          <table:table-cell table:number-columns-repeated="1013"/>
        </table:table-row>
        <table:table-row table:style-name="ro1">
          <table:table-cell table:style-name="ce168" table:formula="of:=&quot;Missing Basic DCRs (out of &quot;&amp;COUNTIF([$DCRs.$A$10:.$A$255];&quot;Basic&quot;)&amp;&quot;)&quot;" office:value-type="string" office:string-value="Missing Basic DCRs (out of 26)">
            <text:p>Missing Basic DCRs (out of 26)</text:p>
          </table:table-cell>
          <table:table-cell table:style-name="ce174"/>
          <table:table-cell table:style-name="ce184" table:formula="of:=[$DCRs.$D$3]" office:value-type="float" office:value="0">
            <text:p>0</text:p>
          </table:table-cell>
          <table:table-cell table:style-name="ce192" office:value-type="percentage" office:value="-0.02">
            <text:p>-2%</text:p>
          </table:table-cell>
          <table:table-cell table:style-name="ce196" table:formula="of:=[.C10]*[.D10]" office:value-type="percentage" office:value="-0">
            <text:p>0.00%</text:p>
          </table:table-cell>
          <table:table-cell table:style-name="ce32"/>
          <table:table-cell table:style-name="ce184" table:formula="of:=[$DCRs.$E$3]" office:value-type="float" office:value="0">
            <text:p>0</text:p>
          </table:table-cell>
          <table:table-cell table:style-name="ce192" office:value-type="percentage" office:value="-0.02">
            <text:p>-2%</text:p>
          </table:table-cell>
          <table:table-cell table:style-name="ce196" table:formula="of:=[.G10]*[.H10]" office:value-type="percentage" office:value="-0">
            <text:p>0.00%</text:p>
          </table:table-cell>
          <table:table-cell/>
          <table:table-cell table:style-name="ce214" table:formula="of:=IF([.K6] &gt; 0.05; 0; IF( [.K6] &gt; 0.02; 0.01; (IF([.K6] &gt; 0.01; 0.02; 0.03))))" office:value-type="percentage" office:value="0.03">
            <text:p>3%</text:p>
          </table:table-cell>
          <table:table-cell table:number-columns-repeated="1013"/>
        </table:table-row>
        <table:table-row table:style-name="ro1">
          <table:table-cell table:style-name="ce168" table:formula="of:=&quot;Completed Advanced DCRs (out of &quot;&amp;COUNTIF([$DCRs.$A$10:.$A$255];&quot;Advanced&quot;)&amp;&quot;)&quot;" office:value-type="string" office:string-value="Completed Advanced DCRs (out of 22)">
            <text:p>Completed Advanced DCRs (out of 22)</text:p>
          </table:table-cell>
          <table:table-cell table:style-name="ce174"/>
          <table:table-cell table:style-name="ce184" table:formula="of:=[$DCRs.$D$7]" office:value-type="float" office:value="0">
            <text:p>0</text:p>
          </table:table-cell>
          <table:table-cell table:style-name="ce192" office:value-type="percentage" office:value="0.01">
            <text:p>1%</text:p>
          </table:table-cell>
          <table:table-cell table:style-name="ce196" table:formula="of:=[.C11]*[.D11]" office:value-type="percentage" office:value="0">
            <text:p>0.00%</text:p>
          </table:table-cell>
          <table:table-cell table:style-name="ce32"/>
          <table:table-cell table:style-name="ce184" table:formula="of:=[$DCRs.$E$7]" office:value-type="float" office:value="0">
            <text:p>0</text:p>
          </table:table-cell>
          <table:table-cell table:style-name="ce192" office:value-type="percentage" office:value="0.01">
            <text:p>1%</text:p>
          </table:table-cell>
          <table:table-cell table:style-name="ce196" table:formula="of:=[.G11]*[.H11]" office:value-type="percentage" office:value="0">
            <text:p>0.00%</text:p>
          </table:table-cell>
          <table:table-cell/>
          <table:table-cell table:style-name="ce213"/>
          <table:table-cell table:number-columns-repeated="1013"/>
        </table:table-row>
        <table:table-row table:style-name="ro1">
          <table:table-cell table:style-name="ce168"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4"/>
          <table:table-cell table:style-name="ce184" table:formula="of:=[$DCRs.$D$8]" office:value-type="float" office:value="0">
            <text:p>0</text:p>
          </table:table-cell>
          <table:table-cell table:style-name="ce192" office:value-type="percentage" office:value="0.01">
            <text:p>1%</text:p>
          </table:table-cell>
          <table:table-cell table:style-name="ce196" table:formula="of:=[.C12]*[.D12]" office:value-type="percentage" office:value="0">
            <text:p>0.00%</text:p>
          </table:table-cell>
          <table:table-cell table:style-name="ce32"/>
          <table:table-cell table:style-name="ce184" table:formula="of:=[$DCRs.$E$8]" office:value-type="float" office:value="0">
            <text:p>0</text:p>
          </table:table-cell>
          <table:table-cell table:style-name="ce192" office:value-type="percentage" office:value="0.01">
            <text:p>1%</text:p>
          </table:table-cell>
          <table:table-cell table:style-name="ce196" table:formula="of:=[.G12]*[.H12]" office:value-type="percentage" office:value="0">
            <text:p>0.00%</text:p>
          </table:table-cell>
          <table:table-cell/>
          <table:table-cell table:style-name="ce215" office:value-type="string" table:number-columns-spanned="1" table:number-rows-spanned="3">
            <text:p>+1% for 5% or less</text:p>
            <text:p>+2% for 2% or less</text:p>
            <text:p>+3% for 1% or less</text:p>
          </table:table-cell>
          <table:table-cell table:number-columns-repeated="1013"/>
        </table:table-row>
        <table:table-row table:style-name="ro1">
          <table:table-cell table:style-name="ce169" table:formula="of:=&quot;Completed Innovative DCRs (out of &quot;&amp;COUNTIF([$DCRs.$A$10:.$A$255];&quot;Innovative&quot;)&amp;&quot;)&quot;" office:value-type="string" office:string-value="Completed Innovative DCRs (out of 16)">
            <text:p>Completed Innovative DCRs (out of 16)</text:p>
          </table:table-cell>
          <table:table-cell table:style-name="ce174"/>
          <table:table-cell table:style-name="ce185" table:formula="of:=[$DCRs.$D$9]" office:value-type="float" office:value="0">
            <text:p>0</text:p>
          </table:table-cell>
          <table:table-cell table:style-name="ce193" office:value-type="percentage" office:value="0.02">
            <text:p>2%</text:p>
          </table:table-cell>
          <table:table-cell table:style-name="ce205" table:formula="of:=[.C13]*[.D13]" office:value-type="percentage" office:value="0">
            <text:p>0.00%</text:p>
          </table:table-cell>
          <table:table-cell table:style-name="ce32"/>
          <table:table-cell table:style-name="ce185" table:formula="of:=[$DCRs.$E$9]" office:value-type="float" office:value="0">
            <text:p>0</text:p>
          </table:table-cell>
          <table:table-cell table:style-name="ce193" office:value-type="percentage" office:value="0.02">
            <text:p>2%</text:p>
          </table:table-cell>
          <table:table-cell table:style-name="ce205" table:formula="of:=[.G13]*[.H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9:.E13])" office:value-type="percentage" office:value="0">
            <text:p>0.00%</text:p>
          </table:table-cell>
          <table:table-cell table:style-name="ce32" table:number-columns-repeated="2"/>
          <table:table-cell table:style-name="ce194" office:value-type="string">
            <text:p>Total:</text:p>
          </table:table-cell>
          <table:table-cell table:style-name="ce202" table:formula="of:=SUM([.I9:.I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Narrative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7" office:value-type="string" table:number-columns-spanned="1" table:number-rows-spanned="6">
            <text:p>If you can accurately predict your CR modifiers, your entire project gets a small bonus.</text:p>
          </table:table-cell>
          <table:table-cell table:number-columns-repeated="1013"/>
        </table:table-row>
        <table:table-row table:style-name="ro1">
          <table:table-cell table:style-name="ce167" table:formula="of:=&quot;Missing Required NCRs (out of &quot;&amp;COUNTIF([$NCRs.$A$10:.$A$251];&quot;Required&quot;)&amp;&quot;)&quot;" office:value-type="string" office:string-value="Missing Required NCRs (out of 6)">
            <text:p>Missing Required NCRs (out of 6)</text:p>
          </table:table-cell>
          <table:table-cell table:style-name="ce174"/>
          <table:table-cell table:style-name="ce183" table:formula="of:=[$NCRs.$D$2]" office:value-type="float" office:value="0">
            <text:p>0</text:p>
          </table:table-cell>
          <table:table-cell table:style-name="ce191" office:value-type="percentage" office:value="-0.05">
            <text:p>-5%</text:p>
          </table:table-cell>
          <table:table-cell table:style-name="ce204" table:formula="of:=[.C17]*[.D17]" office:value-type="percentage" office:value="-0">
            <text:p>0.00%</text:p>
          </table:table-cell>
          <table:table-cell table:style-name="ce32"/>
          <table:table-cell table:style-name="ce183" table:formula="of:=[$NCRs.$E$2]" office:value-type="float" office:value="0">
            <text:p>0</text:p>
          </table:table-cell>
          <table:table-cell table:style-name="ce191" office:value-type="percentage" office:value="-0.05">
            <text:p>-5%</text:p>
          </table:table-cell>
          <table:table-cell table:style-name="ce204" table:formula="of:=[.G17]*[.H17]" office:value-type="percentage" office:value="-0">
            <text:p>0.00%</text:p>
          </table:table-cell>
          <table:table-cell/>
          <table:covered-table-cell/>
          <table:table-cell table:number-columns-repeated="1013"/>
        </table:table-row>
        <table:table-row table:style-name="ro1">
          <table:table-cell table:style-name="ce168" table:formula="of:=&quot;Missing Basic NCRs (out of &quot;&amp;COUNTIF([$NCRs.$A$10:.$A$251];&quot;Basic&quot;)&amp;&quot;)&quot;" office:value-type="string" office:string-value="Missing Basic NCRs (out of 6)">
            <text:p>Missing Basic NCRs (out of 6)</text:p>
          </table:table-cell>
          <table:table-cell table:style-name="ce174"/>
          <table:table-cell table:style-name="ce184" table:formula="of:=[$NCRs.$D$3]" office:value-type="float" office:value="0">
            <text:p>0</text:p>
          </table:table-cell>
          <table:table-cell table:style-name="ce192" office:value-type="percentage" office:value="-0.01">
            <text:p>-1%</text:p>
          </table:table-cell>
          <table:table-cell table:style-name="ce196" table:formula="of:=[.C18]*[.D18]" office:value-type="percentage" office:value="-0">
            <text:p>0.00%</text:p>
          </table:table-cell>
          <table:table-cell table:style-name="ce32"/>
          <table:table-cell table:style-name="ce184" table:formula="of:=[$NCRs.$E$3]" office:value-type="float" office:value="0">
            <text:p>0</text:p>
          </table:table-cell>
          <table:table-cell table:style-name="ce192" office:value-type="percentage" office:value="-0.01">
            <text:p>-1%</text:p>
          </table:table-cell>
          <table:table-cell table:style-name="ce196" table:formula="of:=[.G18]*[.H18]" office:value-type="percentage" office:value="-0">
            <text:p>0.00%</text:p>
          </table:table-cell>
          <table:table-cell/>
          <table:covered-table-cell/>
          <table:table-cell table:number-columns-repeated="1013"/>
        </table:table-row>
        <table:table-row table:style-name="ro1">
          <table:table-cell table:style-name="ce168" table:formula="of:=&quot;Completed Advanced NCRs (out of &quot;&amp;COUNTIF([$NCRs.$A$10:.$A$251];&quot;Advanced&quot;)&amp;&quot;)&quot;" office:value-type="string" office:string-value="Completed Advanced NCRs (out of 8)">
            <text:p>Completed Advanced NCRs (out of 8)</text:p>
          </table:table-cell>
          <table:table-cell table:style-name="ce174"/>
          <table:table-cell table:style-name="ce184" table:formula="of:=[$NCRs.$D$7]" office:value-type="float" office:value="0">
            <text:p>0</text:p>
          </table:table-cell>
          <table:table-cell table:style-name="ce195" office:value-type="percentage" office:value="0.005">
            <text:p>0.5%</text:p>
          </table:table-cell>
          <table:table-cell table:style-name="ce196" table:formula="of:=[.C19]*[.D19]" office:value-type="percentage" office:value="0">
            <text:p>0.00%</text:p>
          </table:table-cell>
          <table:table-cell table:style-name="ce32"/>
          <table:table-cell table:style-name="ce184" table:formula="of:=[$NCRs.$E$7]" office:value-type="float" office:value="0">
            <text:p>0</text:p>
          </table:table-cell>
          <table:table-cell table:style-name="ce195" office:value-type="percentage" office:value="0.005">
            <text:p>0.5%</text:p>
          </table:table-cell>
          <table:table-cell table:style-name="ce196" table:formula="of:=[.G19]*[.H19]" office:value-type="percentage" office:value="0">
            <text:p>0.00%</text:p>
          </table:table-cell>
          <table:table-cell/>
          <table:covered-table-cell/>
          <table:table-cell table:number-columns-repeated="1013"/>
        </table:table-row>
        <table:table-row table:style-name="ro1">
          <table:table-cell table:style-name="ce168"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4"/>
          <table:table-cell table:style-name="ce184" table:formula="of:=[$NCRs.$D$8]" office:value-type="float" office:value="0">
            <text:p>0</text:p>
          </table:table-cell>
          <table:table-cell table:style-name="ce195" office:value-type="percentage" office:value="0.005">
            <text:p>0.5%</text:p>
          </table:table-cell>
          <table:table-cell table:style-name="ce196" table:formula="of:=[.C20]*[.D20]" office:value-type="percentage" office:value="0">
            <text:p>0.00%</text:p>
          </table:table-cell>
          <table:table-cell table:style-name="ce32"/>
          <table:table-cell table:style-name="ce184" table:formula="of:=[$NCRs.$E$8]" office:value-type="float" office:value="0">
            <text:p>0</text:p>
          </table:table-cell>
          <table:table-cell table:style-name="ce195" office:value-type="percentage" office:value="0.005">
            <text:p>0.5%</text:p>
          </table:table-cell>
          <table:table-cell table:style-name="ce196" table:formula="of:=[.G20]*[.H20]" office:value-type="percentage" office:value="0">
            <text:p>0.00%</text:p>
          </table:table-cell>
          <table:table-cell/>
          <table:covered-table-cell/>
          <table:table-cell table:number-columns-repeated="1013"/>
        </table:table-row>
        <table:table-row table:style-name="ro1">
          <table:table-cell table:style-name="ce169" table:formula="of:=&quot;Completed Innovative NCRs (out of &quot;&amp;COUNTIF([$NCRs.$A$10:.$A$251];&quot;Innovative&quot;)&amp;&quot;)&quot;" office:value-type="string" office:string-value="Completed Innovative NCRs (out of 11)">
            <text:p>Completed Innovative NCRs (out of 11)</text:p>
          </table:table-cell>
          <table:table-cell table:style-name="ce174"/>
          <table:table-cell table:style-name="ce185" table:formula="of:=[$NCRs.$D$9]" office:value-type="float" office:value="0">
            <text:p>0</text:p>
          </table:table-cell>
          <table:table-cell table:style-name="ce193" office:value-type="percentage" office:value="0.01">
            <text:p>1%</text:p>
          </table:table-cell>
          <table:table-cell table:style-name="ce205" table:formula="of:=[.C21]*[.D21]" office:value-type="percentage" office:value="0">
            <text:p>0.00%</text:p>
          </table:table-cell>
          <table:table-cell table:style-name="ce32"/>
          <table:table-cell table:style-name="ce185" table:formula="of:=[$NCRs.$E$9]" office:value-type="float" office:value="0">
            <text:p>0</text:p>
          </table:table-cell>
          <table:table-cell table:style-name="ce193" office:value-type="percentage" office:value="0.01">
            <text:p>1%</text:p>
          </table:table-cell>
          <table:table-cell table:style-name="ce205" table:formula="of:=[.G21]*[.H21]" office:value-type="percentage" office:value="0">
            <text:p>0.00%</text:p>
          </table:table-cell>
          <table:table-cell/>
          <table:covered-table-cell/>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17:.E21])" office:value-type="percentage" office:value="0">
            <text:p>0.00%</text:p>
          </table:table-cell>
          <table:table-cell table:style-name="ce32" table:number-columns-repeated="2"/>
          <table:table-cell table:style-name="ce194" office:value-type="string">
            <text:p>Total:</text:p>
          </table:table-cell>
          <table:table-cell table:style-name="ce202" table:formula="of:=SUM([.I17:.I21])" office:value-type="percentage" office:value="0">
            <text:p>0.00%</text:p>
          </table:table-cell>
          <table:table-cell table:number-columns-repeated="1015"/>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Visu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8" office:value-type="string" table:number-columns-spanned="3" table:number-rows-spanned="1">
            <text:p>GRADING NOTES</text:p>
          </table:table-cell>
          <table:covered-table-cell table:number-columns-repeated="2" table:style-name="ce52"/>
          <table:table-cell table:number-columns-repeated="1011"/>
        </table:table-row>
        <table:table-row table:style-name="ro1">
          <table:table-cell table:style-name="ce167" table:formula="of:=&quot;Missing Required VCRs (out of &quot;&amp;COUNTIF([$VCRs.$A$10:.$A$250];&quot;Required&quot;)&amp;&quot;)&quot;" office:value-type="string" office:string-value="Missing Required VCRs (out of 6)">
            <text:p>Missing Required VCRs (out of 6)</text:p>
          </table:table-cell>
          <table:table-cell table:style-name="ce174"/>
          <table:table-cell table:style-name="ce183" table:formula="of:=[$VCRs.$D$2]" office:value-type="float" office:value="0">
            <text:p>0</text:p>
          </table:table-cell>
          <table:table-cell table:style-name="ce191" office:value-type="percentage" office:value="-0.05">
            <text:p>-5%</text:p>
          </table:table-cell>
          <table:table-cell table:style-name="ce204" table:formula="of:=[.C25]*[.D25]" office:value-type="percentage" office:value="-0">
            <text:p>0.00%</text:p>
          </table:table-cell>
          <table:table-cell table:style-name="ce32"/>
          <table:table-cell table:style-name="ce183" table:formula="of:=[$VCRs.$E$2]" office:value-type="float" office:value="0">
            <text:p>0</text:p>
          </table:table-cell>
          <table:table-cell table:style-name="ce191" office:value-type="percentage" office:value="-0.05">
            <text:p>-5%</text:p>
          </table:table-cell>
          <table:table-cell table:style-name="ce204" table:formula="of:=[.G25]*[.H25]" office:value-type="percentage" office:value="-0">
            <text:p>0.00%</text:p>
          </table:table-cell>
          <table:table-cell/>
          <table:table-cell table:style-name="ce219" table:number-columns-spanned="3" table:number-rows-spanned="21"/>
          <table:covered-table-cell table:number-columns-repeated="2" table:style-name="ce52"/>
          <table:table-cell table:number-columns-repeated="1011"/>
        </table:table-row>
        <table:table-row table:style-name="ro1">
          <table:table-cell table:style-name="ce168" table:formula="of:=&quot;Missing Basic VCRs (out of &quot;&amp;COUNTIF([$VCRs.$A$10:.$A$250];&quot;Basic&quot;)&amp;&quot;)&quot;" office:value-type="string" office:string-value="Missing Basic VCRs (out of 23)">
            <text:p>Missing Basic VCRs (out of 23)</text:p>
          </table:table-cell>
          <table:table-cell table:style-name="ce174"/>
          <table:table-cell table:style-name="ce184" table:formula="of:=[$VCRs.$D$3]" office:value-type="float" office:value="0">
            <text:p>0</text:p>
          </table:table-cell>
          <table:table-cell table:style-name="ce192" office:value-type="percentage" office:value="-0.02">
            <text:p>-2%</text:p>
          </table:table-cell>
          <table:table-cell table:style-name="ce196" table:formula="of:=[.C26]*[.D26]" office:value-type="percentage" office:value="-0">
            <text:p>0.00%</text:p>
          </table:table-cell>
          <table:table-cell table:style-name="ce32"/>
          <table:table-cell table:style-name="ce184" table:formula="of:=[$VCRs.$E$3]" office:value-type="float" office:value="0">
            <text:p>0</text:p>
          </table:table-cell>
          <table:table-cell table:style-name="ce192" office:value-type="percentage" office:value="-0.02">
            <text:p>-2%</text:p>
          </table:table-cell>
          <table:table-cell table:style-name="ce196" table:formula="of:=[.G26]*[.H26]"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VCRs (out of &quot;&amp;COUNTIF([$VCRs.$A$10:.$A$250];&quot;Advanced&quot;)&amp;&quot;)&quot;" office:value-type="string" office:string-value="Completed Advanced VCRs (out of 16)">
            <text:p>Completed Advanced VCRs (out of 16)</text:p>
          </table:table-cell>
          <table:table-cell table:style-name="ce174"/>
          <table:table-cell table:style-name="ce184" table:formula="of:=[$VCRs.$D$7]" office:value-type="float" office:value="0">
            <text:p>0</text:p>
          </table:table-cell>
          <table:table-cell table:style-name="ce196" office:value-type="percentage" office:value="0.0025">
            <text:p>0.25%</text:p>
          </table:table-cell>
          <table:table-cell table:style-name="ce196" table:formula="of:=[.C27]*[.D27]" office:value-type="percentage" office:value="0">
            <text:p>0.00%</text:p>
          </table:table-cell>
          <table:table-cell table:style-name="ce32"/>
          <table:table-cell table:style-name="ce184" table:formula="of:=[$VCRs.$E$7]" office:value-type="float" office:value="0">
            <text:p>0</text:p>
          </table:table-cell>
          <table:table-cell table:style-name="ce196" office:value-type="percentage" office:value="0.0025">
            <text:p>0.25%</text:p>
          </table:table-cell>
          <table:table-cell table:style-name="ce196" table:formula="of:=[.G27]*[.H2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4"/>
          <table:table-cell table:style-name="ce184" table:formula="of:=[$VCRs.$D$8]" office:value-type="float" office:value="0">
            <text:p>0</text:p>
          </table:table-cell>
          <table:table-cell table:style-name="ce195" office:value-type="percentage" office:value="0.005">
            <text:p>0.5%</text:p>
          </table:table-cell>
          <table:table-cell table:style-name="ce196" table:formula="of:=[.C28]*[.D28]" office:value-type="percentage" office:value="0">
            <text:p>0.00%</text:p>
          </table:table-cell>
          <table:table-cell table:style-name="ce32"/>
          <table:table-cell table:style-name="ce184" table:formula="of:=[$VCRs.$E$8]" office:value-type="float" office:value="0">
            <text:p>0</text:p>
          </table:table-cell>
          <table:table-cell table:style-name="ce195" office:value-type="percentage" office:value="0.005">
            <text:p>0.5%</text:p>
          </table:table-cell>
          <table:table-cell table:style-name="ce196" table:formula="of:=[.G28]*[.H28]"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VCRs (out of &quot;&amp;COUNTIF([$VCRs.$A$10:.$A$250];&quot;Innovative&quot;)&amp;&quot;)&quot;" office:value-type="string" office:string-value="Completed Innovative VCRs (out of 6)">
            <text:p>Completed Innovative VCRs (out of 6)</text:p>
          </table:table-cell>
          <table:table-cell table:style-name="ce174"/>
          <table:table-cell table:style-name="ce185" table:formula="of:=[$VCRs.$D$9]" office:value-type="float" office:value="0">
            <text:p>0</text:p>
          </table:table-cell>
          <table:table-cell table:style-name="ce193" office:value-type="percentage" office:value="0.01">
            <text:p>1%</text:p>
          </table:table-cell>
          <table:table-cell table:style-name="ce205" table:formula="of:=[.C29]*[.D29]" office:value-type="percentage" office:value="0">
            <text:p>0.00%</text:p>
          </table:table-cell>
          <table:table-cell table:style-name="ce32"/>
          <table:table-cell table:style-name="ce185" table:formula="of:=[$VCRs.$E$9]" office:value-type="float" office:value="0">
            <text:p>0</text:p>
          </table:table-cell>
          <table:table-cell table:style-name="ce193" office:value-type="percentage" office:value="0.01">
            <text:p>1%</text:p>
          </table:table-cell>
          <table:table-cell table:style-name="ce205" table:formula="of:=[.G29]*[.H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25:.E29])" office:value-type="percentage" office:value="0">
            <text:p>0.00%</text:p>
          </table:table-cell>
          <table:table-cell table:style-name="ce32" table:number-columns-repeated="2"/>
          <table:table-cell table:style-name="ce194" office:value-type="string">
            <text:p>Total:</text:p>
          </table:table-cell>
          <table:table-cell table:style-name="ce202" table:formula="of:=SUM([.I25:.I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Audio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ACRs (out of &quot;&amp;COUNTIF([$ACRs.$A$10:.$A$250];&quot;Required&quot;)&amp;&quot;)&quot;" office:value-type="string" office:string-value="Missing Required ACRs (out of 6)">
            <text:p>Missing Required ACRs (out of 6)</text:p>
          </table:table-cell>
          <table:table-cell table:style-name="ce174"/>
          <table:table-cell table:style-name="ce183" table:formula="of:=[$ACRs.$D$2]" office:value-type="float" office:value="0">
            <text:p>0</text:p>
          </table:table-cell>
          <table:table-cell table:style-name="ce191" office:value-type="percentage" office:value="-0.05">
            <text:p>-5%</text:p>
          </table:table-cell>
          <table:table-cell table:style-name="ce204" table:formula="of:=[.C33]*[.D33]" office:value-type="percentage" office:value="-0">
            <text:p>0.00%</text:p>
          </table:table-cell>
          <table:table-cell table:style-name="ce32"/>
          <table:table-cell table:style-name="ce183" table:formula="of:=[$ACRs.$E$2]" office:value-type="float" office:value="0">
            <text:p>0</text:p>
          </table:table-cell>
          <table:table-cell table:style-name="ce191" office:value-type="percentage" office:value="-0.05">
            <text:p>-5%</text:p>
          </table:table-cell>
          <table:table-cell table:style-name="ce204" table:formula="of:=[.G33]*[.H3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ACRs (out of &quot;&amp;COUNTIF([$ACRs.$A$10:.$A$250];&quot;Basic&quot;)&amp;&quot;)&quot;" office:value-type="string" office:string-value="Missing Basic ACRs (out of 12)">
            <text:p>Missing Basic ACRs (out of 12)</text:p>
          </table:table-cell>
          <table:table-cell table:style-name="ce174"/>
          <table:table-cell table:style-name="ce184" table:formula="of:=[$ACRs.$D$3]" office:value-type="float" office:value="0">
            <text:p>0</text:p>
          </table:table-cell>
          <table:table-cell table:style-name="ce192" office:value-type="percentage" office:value="-0.02">
            <text:p>-2%</text:p>
          </table:table-cell>
          <table:table-cell table:style-name="ce196" table:formula="of:=[.C34]*[.D34]" office:value-type="percentage" office:value="-0">
            <text:p>0.00%</text:p>
          </table:table-cell>
          <table:table-cell table:style-name="ce32"/>
          <table:table-cell table:style-name="ce184" table:formula="of:=[$ACRs.$E$3]" office:value-type="float" office:value="0">
            <text:p>0</text:p>
          </table:table-cell>
          <table:table-cell table:style-name="ce192" office:value-type="percentage" office:value="-0.02">
            <text:p>-2%</text:p>
          </table:table-cell>
          <table:table-cell table:style-name="ce196" table:formula="of:=[.G34]*[.H34]"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ACRs (out of &quot;&amp;COUNTIF([$ACRs.$A$10:.$A$250];&quot;Advanced&quot;)&amp;&quot;)&quot;" office:value-type="string" office:string-value="Completed Advanced ACRs (out of 10)">
            <text:p>Completed Advanced ACRs (out of 10)</text:p>
          </table:table-cell>
          <table:table-cell table:style-name="ce174"/>
          <table:table-cell table:style-name="ce184" table:formula="of:=[$ACRs.$D$7]" office:value-type="float" office:value="0">
            <text:p>0</text:p>
          </table:table-cell>
          <table:table-cell table:style-name="ce196" office:value-type="percentage" office:value="0.0025">
            <text:p>0.25%</text:p>
          </table:table-cell>
          <table:table-cell table:style-name="ce196" table:formula="of:=[.C35]*[.D35]" office:value-type="percentage" office:value="0">
            <text:p>0.00%</text:p>
          </table:table-cell>
          <table:table-cell table:style-name="ce32"/>
          <table:table-cell table:style-name="ce184" table:formula="of:=[$ACRs.$E$7]" office:value-type="float" office:value="0">
            <text:p>0</text:p>
          </table:table-cell>
          <table:table-cell table:style-name="ce196" office:value-type="percentage" office:value="0.0025">
            <text:p>0.25%</text:p>
          </table:table-cell>
          <table:table-cell table:style-name="ce196" table:formula="of:=[.G35]*[.H35]"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4"/>
          <table:table-cell table:style-name="ce184" table:formula="of:=[$ACRs.$D$8]" office:value-type="float" office:value="0">
            <text:p>0</text:p>
          </table:table-cell>
          <table:table-cell table:style-name="ce195" office:value-type="percentage" office:value="0.005">
            <text:p>0.5%</text:p>
          </table:table-cell>
          <table:table-cell table:style-name="ce196" table:formula="of:=[.C36]*[.D36]" office:value-type="percentage" office:value="0">
            <text:p>0.00%</text:p>
          </table:table-cell>
          <table:table-cell table:style-name="ce32"/>
          <table:table-cell table:style-name="ce184" table:formula="of:=[$ACRs.$E$8]" office:value-type="float" office:value="0">
            <text:p>0</text:p>
          </table:table-cell>
          <table:table-cell table:style-name="ce195" office:value-type="percentage" office:value="0.005">
            <text:p>0.5%</text:p>
          </table:table-cell>
          <table:table-cell table:style-name="ce196" table:formula="of:=[.G36]*[.H36]"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ACRs (out of &quot;&amp;COUNTIF([$ACRs.$A$10:.$A$250];&quot;Innovative&quot;)&amp;&quot;)&quot;" office:value-type="string" office:string-value="Completed Innovative ACRs (out of 5)">
            <text:p>Completed Innovative ACRs (out of 5)</text:p>
          </table:table-cell>
          <table:table-cell table:style-name="ce174"/>
          <table:table-cell table:style-name="ce185" table:formula="of:=[$ACRs.$D$9]" office:value-type="float" office:value="0">
            <text:p>0</text:p>
          </table:table-cell>
          <table:table-cell table:style-name="ce193" office:value-type="percentage" office:value="0.01">
            <text:p>1%</text:p>
          </table:table-cell>
          <table:table-cell table:style-name="ce205" table:formula="of:=[.C37]*[.D37]" office:value-type="percentage" office:value="0">
            <text:p>0.00%</text:p>
          </table:table-cell>
          <table:table-cell table:style-name="ce32"/>
          <table:table-cell table:style-name="ce185" table:formula="of:=[$ACRs.$E$9]" office:value-type="float" office:value="0">
            <text:p>0</text:p>
          </table:table-cell>
          <table:table-cell table:style-name="ce193" office:value-type="percentage" office:value="0.01">
            <text:p>1%</text:p>
          </table:table-cell>
          <table:table-cell table:style-name="ce205" table:formula="of:=[.G37]*[.H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33:.E37])" office:value-type="percentage" office:value="0">
            <text:p>0.00%</text:p>
          </table:table-cell>
          <table:table-cell table:style-name="ce32" table:number-columns-repeated="2"/>
          <table:table-cell table:style-name="ce194" office:value-type="string">
            <text:p>Total:</text:p>
          </table:table-cell>
          <table:table-cell table:style-name="ce202" table:formula="of:=SUM([.I33:.I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Technic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9"/>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TCRs (out of &quot;&amp;COUNTIF([$TCRs.$A$10:.$A$248];&quot;Required&quot;)&amp;&quot;)&quot;" office:value-type="string" office:string-value="Missing Required TCRs (out of 4)">
            <text:p>Missing Required TCRs (out of 4)</text:p>
          </table:table-cell>
          <table:table-cell table:style-name="ce174"/>
          <table:table-cell table:style-name="ce183" table:formula="of:=[$TCRs.$D$2]" office:value-type="float" office:value="0">
            <text:p>0</text:p>
          </table:table-cell>
          <table:table-cell table:style-name="ce191" office:value-type="percentage" office:value="-0.05">
            <text:p>-5%</text:p>
          </table:table-cell>
          <table:table-cell table:style-name="ce204" table:formula="of:=[.C41]*[.D41]" office:value-type="percentage" office:value="-0">
            <text:p>0.00%</text:p>
          </table:table-cell>
          <table:table-cell table:style-name="ce184"/>
          <table:table-cell table:style-name="ce183" table:formula="of:=[$TCRs.$E$2]" office:value-type="float" office:value="0">
            <text:p>0</text:p>
          </table:table-cell>
          <table:table-cell table:style-name="ce191" office:value-type="percentage" office:value="-0.05">
            <text:p>-5%</text:p>
          </table:table-cell>
          <table:table-cell table:style-name="ce204" table:formula="of:=[.G41]*[.H41]"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TCRs (out of &quot;&amp;COUNTIF([$TCRs.$A$10:.$A$248];&quot;Basic&quot;)&amp;&quot;)&quot;" office:value-type="string" office:string-value="Missing Basic TCRs (out of 8)">
            <text:p>Missing Basic TCRs (out of 8)</text:p>
          </table:table-cell>
          <table:table-cell table:style-name="ce174"/>
          <table:table-cell table:style-name="ce184" table:formula="of:=[$TCRs.$D$3]" office:value-type="float" office:value="0">
            <text:p>0</text:p>
          </table:table-cell>
          <table:table-cell table:style-name="ce192" office:value-type="percentage" office:value="-0.01">
            <text:p>-1%</text:p>
          </table:table-cell>
          <table:table-cell table:style-name="ce196" table:formula="of:=[.C42]*[.D42]" office:value-type="percentage" office:value="-0">
            <text:p>0.00%</text:p>
          </table:table-cell>
          <table:table-cell table:style-name="ce184"/>
          <table:table-cell table:style-name="ce184" table:formula="of:=[$TCRs.$E$3]" office:value-type="float" office:value="0">
            <text:p>0</text:p>
          </table:table-cell>
          <table:table-cell table:style-name="ce192" office:value-type="percentage" office:value="-0.01">
            <text:p>-1%</text:p>
          </table:table-cell>
          <table:table-cell table:style-name="ce196" table:formula="of:=[.G42]*[.H42]"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TCRs (out of &quot;&amp;COUNTIF([$TCRs.$A$10:.$A$248];&quot;Advanced&quot;)&amp;&quot;)&quot;" office:value-type="string" office:string-value="Completed Advanced TCRs (out of 2)">
            <text:p>Completed Advanced TCRs (out of 2)</text:p>
          </table:table-cell>
          <table:table-cell table:style-name="ce174"/>
          <table:table-cell table:style-name="ce184" table:formula="of:=[$TCRs.$D$7]" office:value-type="float" office:value="0">
            <text:p>0</text:p>
          </table:table-cell>
          <table:table-cell table:style-name="ce195" office:value-type="percentage" office:value="0.005">
            <text:p>0.5%</text:p>
          </table:table-cell>
          <table:table-cell table:style-name="ce196" table:formula="of:=[.C43]*[.D43]" office:value-type="percentage" office:value="0">
            <text:p>0.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3]*[.H4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4"/>
          <table:table-cell table:style-name="ce184" table:formula="of:=[$TCRs.$D$8]" office:value-type="float" office:value="0">
            <text:p>0</text:p>
          </table:table-cell>
          <table:table-cell table:style-name="ce195" office:value-type="percentage" office:value="0.005">
            <text:p>0.5%</text:p>
          </table:table-cell>
          <table:table-cell table:style-name="ce196" table:formula="of:=[.C44]*[.D44]" office:value-type="percentage" office:value="0">
            <text:p>0.00%</text:p>
          </table:table-cell>
          <table:table-cell table:style-name="ce184"/>
          <table:table-cell table:style-name="ce184" table:formula="of:=[$TCRs.$E$8]" office:value-type="float" office:value="0">
            <text:p>0</text:p>
          </table:table-cell>
          <table:table-cell table:style-name="ce195" office:value-type="percentage" office:value="0.005">
            <text:p>0.5%</text:p>
          </table:table-cell>
          <table:table-cell table:style-name="ce196" table:formula="of:=[.G44]*[.H44]"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TCRs (out of &quot;&amp;COUNTIF([$TCRs.$A$10:.$A$248];&quot;Innovative&quot;)&amp;&quot;)&quot;" office:value-type="string" office:string-value="Completed Innovative TCRs (out of 0)">
            <text:p>Completed Innovative TCRs (out of 0)</text:p>
          </table:table-cell>
          <table:table-cell table:style-name="ce174"/>
          <table:table-cell table:style-name="ce185" table:formula="of:=[$TCRs.$D$9]" office:value-type="float" office:value="0">
            <text:p>0</text:p>
          </table:table-cell>
          <table:table-cell table:style-name="ce193" office:value-type="percentage" office:value="0.01">
            <text:p>1%</text:p>
          </table:table-cell>
          <table:table-cell table:style-name="ce205" table:formula="of:=[.C45]*[.D45]" office:value-type="percentage" office:value="0">
            <text:p>0.00%</text:p>
          </table:table-cell>
          <table:table-cell table:style-name="ce184"/>
          <table:table-cell table:style-name="ce185" table:formula="of:=[$TCRs.$E$9]" office:value-type="float" office:value="0">
            <text:p>0</text:p>
          </table:table-cell>
          <table:table-cell table:style-name="ce193" office:value-type="percentage" office:value="0.01">
            <text:p>1%</text:p>
          </table:table-cell>
          <table:table-cell table:style-name="ce205" table:formula="of:=[.G45]*[.H45]"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41:.E45])" office:value-type="percentage" office:value="0">
            <text:p>0.00%</text:p>
          </table:table-cell>
          <table:table-cell table:style-name="ce32" table:number-columns-repeated="2"/>
          <table:table-cell table:style-name="ce194" office:value-type="string">
            <text:p>Total:</text:p>
          </table:table-cell>
          <table:table-cell table:style-name="ce202" table:formula="of:=SUM([.I41:.I45])" office:value-type="percentage" office:value="0">
            <text:p>0.00%</text:p>
          </table:table-cell>
          <table:table-cell table:number-columns-repeated="1015"/>
        </table:table-row>
        <table:table-row table:style-name="ro1">
          <table:table-cell table:number-columns-repeated="1024"/>
        </table:table-row>
        <table:table-row table:style-name="ro1">
          <table:table-cell table:style-name="ce170"/>
          <table:table-cell table:style-name="ce176"/>
          <table:table-cell table:style-name="ce170"/>
          <table:table-cell table:style-name="ce197"/>
          <table:table-cell/>
          <table:table-cell table:style-name="ce170" table:number-columns-repeated="2"/>
          <table:table-cell table:style-name="ce197"/>
          <table:table-cell table:number-columns-repeated="1016"/>
        </table:table-row>
        <table:table-row table:style-name="ro1"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6">10/16/2014</text:date>, <text:time>09:42:39</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10-16T09:42:39.79</dc:date>
    <meta:generator>OpenOffice/4.0.1$Win32 OpenOffice.org_project/401m5$Build-9714</meta:generator>
    <meta:editing-duration>P2DT23H44M</meta:editing-duration>
    <meta:editing-cycles>255</meta:editing-cycles>
    <dc:creator>Bill Morrison</dc:creator>
    <meta:document-statistic meta:table-count="7" meta:cell-count="1951" meta:object-count="0"/>
  </office:meta>
</office:document-meta>
</file>